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091in"/>
    </style:style>
    <style:style style:name="co3" style:family="table-column">
      <style:table-column-properties fo:break-before="auto" style:column-width="3.1783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1.6201in"/>
    </style:style>
    <style:style style:name="co6" style:family="table-column">
      <style:table-column-properties fo:break-before="auto" style:column-width="1.398in"/>
    </style:style>
    <style:style style:name="co7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939in" fo:break-before="auto" style:use-optimal-row-height="true"/>
    </style:style>
    <style:style style:name="ro3" style:family="table-row">
      <style:table-row-properties style:row-height="0.6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4" style:family="table-cell" style:parent-style-name="Default">
      <style:text-properties style:font-name="Arial" fo:font-size="8pt" style:font-size-asian="8pt" style:font-size-complex="8pt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19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AllRascalTests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TESTS RUN AT $2014-11-23T12:56:33.170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ssignmentTests.rsc|: 5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mprehensionTests.rsc|: 229 tests executed; 0 failed; 3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1.rsc|: 5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SyntaxTests1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DataTypeTests.rsc|: 69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.rsc|: 337 tests executed; 0 failed; 3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Descendant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List3.rsc|: 4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egExpTests.rsc|: 61 tests executed; 0 failed; 1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tatement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VisitTests.rsc|: 1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IO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Locations.rsc|: 2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aps.rsc|: 2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Tuples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ang/csv/CSVIOTests.rsc|: 10 tests executed; 9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RelationsTests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: 235 tests executed; 0 failed; 1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MapTests.rsc|: 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ValueIOTests.rsc|: 43 tests executed; 0 failed; 1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emoization.rsc|(450,183,&lt;26,0&gt;,&lt;35,1&gt;): FALSE test fails for arguments: {false}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ang/csv/CSVIOTests.rsc|(1952,191,&lt;65,0&gt;,&lt;69,1&gt;): FALSE Internal compiler error: Instruction execution: instruction: STOREVARDEREF 0, 0; message: java.util.HashMap cannot be cast to org.eclipse.imp.pdb.facts.IValuenul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ang/csv/CSVIOTests.rsc|(1783,99,&lt;60,0&gt;,&lt;60,99&gt;): FALSE Internal compiler error: Instruction execution: instruction: STOREVARDEREF 0, 0; message: java.util.HashMap cannot be cast to org.eclipse.imp.pdb.facts.IValuenulltest fails for arguments: {&lt;$1002-08-02T09:43:01.318+00:00$,[$1241-04-18T12:26:35.910+00:00$],2049430220,"M99",()&gt;}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ang/csv/CSVIOTests.rsc|(1686,96,&lt;59,0&gt;,&lt;59,96&gt;): FALSE Internal compiler error: Instruction execution: instruction: STOREVARDEREF 0, 0; message: java.util.HashMap cannot be cast to org.eclipse.imp.pdb.facts.IValuenulltest fails for arguments: {&lt;"","ǵ퓻폖",1978133909,true,0.28776307971272863&gt;}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ang/csv/CSVIOTests.rsc|(1622,62,&lt;57,0&gt;,&lt;57,62&gt;): FALSE Internal compiler error: Instruction execution: instruction: STOREVARDEREF 0, 0; message: java.util.HashMap cannot be cast to org.eclipse.imp.pdb.facts.IValuenulltest fails for arguments: {&lt;false,&lt;|tmp:///3Ch6|&gt;&gt;,&lt;true,&lt;|tmp:///|&gt;&gt;,&lt;false,&lt;|tmp:///|&gt;&gt;}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ang/csv/CSVIOTests.rsc|(1451,87,&lt;54,0&gt;,&lt;54,87&gt;): FALSE Internal compiler error: Instruction execution: instruction: STOREVARDEREF 0, 0; message: java.util.HashMap cannot be cast to org.eclipse.imp.pdb.facts.IValuenulltest fails for arguments: {&lt;(),-1999697552&gt;,&lt;(),-1624224209&gt;}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ang/csv/CSVIOTests.rsc|(1367,83,&lt;53,0&gt;,&lt;53,83&gt;): FALSE Internal compiler error: Instruction execution: instruction: STOREVARDEREF 0, 0; message: java.util.HashMap cannot be cast to org.eclipse.imp.pdb.facts.IValuenulltest fails for arguments: {&lt;{0.309359589317996},67883095&gt;,&lt;{0.8386355716483017,0.9375518947369046},1626334654&gt;}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ang/csv/CSVIOTests.rsc|(1281,85,&lt;52,0&gt;,&lt;52,85&gt;): FALSE Internal compiler error: Instruction execution: instruction: STOREVARDEREF 0, 0; message: java.util.HashMap cannot be cast to org.eclipse.imp.pdb.facts.IValuenulltest fails for arguments: {&lt;[],-67275430&gt;}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ang/csv/CSVIOTests.rsc|(1201,79,&lt;51,0&gt;,&lt;51,79&gt;): FALSE Internal compiler error: Instruction execution: instruction: STOREVARDEREF 0, 0; message: java.util.HashMap cannot be cast to org.eclipse.imp.pdb.facts.IValuenulltest fails for arguments: {&lt;"@\&gt;\"©",-2091247213&gt;,&lt;"",-1077779852&gt;,&lt;"¡\a038",-1208638618&gt;}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ang/csv/CSVIOTests.rsc|(1132,68,&lt;50,0&gt;,&lt;50,68&gt;): FALSE Internal compiler error: Instruction execution: instruction: STOREVARDEREF 0, 0; message: java.util.HashMap cannot be cast to org.eclipse.imp.pdb.facts.IValuenulltest fails for arguments: {&lt;|tmp:///8j/|,1258268330&gt;} 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mprehensionTests.rsc|(6619,64,&lt;145,0&gt;,&lt;146,37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mprehensionTests.rsc|(6554,64,&lt;143,2&gt;,&lt;144,37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mprehensionTests.rsc|(6487,64,&lt;141,0&gt;,&lt;142,37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.rsc|(5957,115,&lt;140,0&gt;,&lt;141,107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.rsc|(5700,139,&lt;132,1&gt;,&lt;133,130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PatternTests.rsc|(3858,129,&lt;85,0&gt;,&lt;85,129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egExpTests.rsc|(6054,108,&lt;124,0&gt;,&lt;126,48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(2150,103,&lt;58,0&gt;,&lt;58,103&gt;):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ValueIOTests.rsc|(3253,103,&lt;97,0&gt;,&lt;98,95&gt;):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SUMMARY: 3401 tests executed; 14 failed; 9 ignored</text:p>
          </table:table-cell>
          <table:table-cell table:number-columns-repeated="1023"/>
        </table:table-row>
        <table:table-row table:style-name="ro1" table:number-rows-repeated="25">
          <table:table-cell table:style-name="ce2"/>
          <table:table-cell table:number-columns-repeated="1023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mbedded Tests" table:style-name="ta1">
        <table:table-column table:style-name="co1" table:number-columns-repeated="1024" table:default-cell-style-name="ce4"/>
        <table:table-row table:style-name="ro1" table:number-rows-repeated="3">
          <table:table-cell table:number-columns-repeated="1024"/>
        </table:table-row>
        <table:table-row table:style-name="ro1">
          <table:table-cell table:style-name="ce5" office:value-type="string" calcext:value-type="string">
            <text:p>TESTS RUN AT $2014-11-23T12:47:31.949+00:00$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basic/Bubble.rsc|: 10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StringTemplate.rsc|: 1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mbined/Automatic/Eval.rsc|: 8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No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With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Func/Test.rsc|: 4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Lisra/Test.rsc|: 29 tests executed; 2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ReachingDefs.rsc|: 3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format/Grammar.rsc|: 24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grammar/definition/Characters.rsc|: 15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ExpressionGrammars.rsc|: 1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ImplodeTests.rsc|: 2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KnownIssues.rsc|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ParsingRegressionTests.rsc|: 26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yaml/Model.rsc|: 1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basic/Bubble.rsc|(2320,56,&lt;84,0&gt;,&lt;84,56&gt;): FALSE test fails for arguments: [-1410539679,461252998,178655774]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basic/Bubble.rsc|(2014,56,&lt;74,0&gt;,&lt;74,56&gt;): FALSE test fails for arguments: [927694725,1278169438,-1727116642]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StringTemplate.rsc|(2251,75,&lt;85,0&gt;,&lt;86,42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mbined/Automatic/Eval.rsc|(353,43,&lt;12,0&gt;,&lt;12,43&gt;): FALSE IllegalArgument(amb({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mul",sort("Exp")),[sort("Exp"),layouts("LAYOUTLIST"),lit("*"),layouts("LAYOUTLIST"),sort("Exp")],{assoc(left())}),[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2,3,&lt;1,2&gt;,&lt;1,5&gt;)]])[@loc=|file://-|(0,5,&lt;1,0&gt;,&lt;1,5&gt;)],appl(prod(label("mul",sort("Exp")),[sort("Exp"),layouts("LAYOUTLIST"),lit("*"),layouts("LAYOUTLIST"),sort("Exp")],{assoc(left())}),[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])[@loc=|file://-|(0,3,&lt;1,0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0,5,&lt;1,0&gt;,&lt;1,5&gt;)]})[@loc=|file://-|(0,5,&lt;1,0&gt;,&lt;1,5&gt;)],"Ambiguous node should match with set and not Exp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NoLayout/Eval.rsc|(640,43,&lt;17,0&gt;,&lt;17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NoLayout/Eval.rsc|(598,41,&lt;16,0&gt;,&lt;16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NoLayout/Eval.rsc|(556,41,&lt;15,0&gt;,&lt;15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NoLayout/Eval.rsc|(517,38,&lt;14,0&gt;,&lt;14,38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WithLayout/Eval.rsc|(717,47,&lt;21,0&gt;,&lt;21,47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WithLayout/Eval.rsc|(673,43,&lt;20,0&gt;,&lt;20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WithLayout/Eval.rsc|(629,43,&lt;19,0&gt;,&lt;19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WithLayout/Eval.rsc|(589,39,&lt;18,0&gt;,&lt;18,39&gt;): FALSE ParseError(|file://-|(0,1,&lt;1,0&gt;,&lt;1,1&gt;))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|project://rascal/src/org/rascalmpl/library/demo/lang/Func/Test.rsc|(1301,82,&lt;65,0&gt;,&lt;65,82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,0,&lt;1,6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9,0,&lt;1,9&gt;,&lt;1,9&gt;)]])[@loc=|file://-|(8,1,&lt;1,8&gt;,&lt;1,9&gt;)]])[@loc=|file://-|(5,4,&lt;1,5&gt;,&lt;1,9&gt;)],appl(prod(layouts("LAYOUTLIST"),[conditional(\iter-star(lex("LAYOUT")),{\not-follow(\char-class([range(9,10),range(13,13),range(32,32)]))})],{}),[appl(regular(\iter-star(lex("LAYOUT"))),[])[@loc=|file://-|(9,0,&lt;1,9&gt;,&lt;1,9&gt;)]])[@loc=|file://-|(9,0,&lt;1,9&gt;,&lt;1,9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0,1,&lt;1,10&gt;,&lt;1,11&gt;)]])[@loc=|file://-|(10,1,&lt;1,10&gt;,&lt;1,11&gt;)]])[@loc=|file://-|(10,1,&lt;1,10&gt;,&lt;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2,1,&lt;1,12&gt;,&lt;2,0&gt;)],appl(prod(lex("LAYOUT"),[\char-class([range(9,10),range(13,13),range(32,32)])],{}),[char(9)])[@loc=|file://-|(13,1,&lt;2,0&gt;,&lt;2,1&gt;)],appl(prod(lex("LAYOUT"),[\char-class([range(9,10),range(13,13),range(32,32)])],{}),[char(9)])[@loc=|file://-|(14,1,&lt;2,1&gt;,&lt;2,2&gt;)],appl(prod(lex("LAYOUT"),[\char-class([range(9,10),range(13,13),range(32,32)])],{}),[char(9)])[@loc=|file://-|(15,1,&lt;2,2&gt;,&lt;2,3&gt;)],appl(prod(lex("LAYOUT"),[\char-class([range(9,10),range(13,13),range(32,32)])],{}),[char(9)])[@loc=|file://-|(16,1,&lt;2,3&gt;,&lt;2,4&gt;)],appl(prod(lex("LAYOUT"),[\char-class([range(9,10),range(13,13),range(32,32)])],{}),[char(9)])[@loc=|file://-|(17,1,&lt;2,4&gt;,&lt;2,5&gt;)],appl(prod(lex("LAYOUT"),[\char-class([range(9,10),range(13,13),range(32,32)])],{}),[char(32)])[@loc=|file://-|(18,1,&lt;2,5&gt;,&lt;2,6&gt;)],appl(prod(lex("LAYOUT"),[\char-class([range(9,10),range(13,13),range(32,32)])],{}),[char(32)])[@loc=|file://-|(19,1,&lt;2,6&gt;,&lt;2,7&gt;)]])[@loc=|file://-|(12,8,&lt;1,12&gt;,&lt;2,7&gt;)]])[@loc=|file://-|(12,8,&lt;1,12&gt;,&lt;2,7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,1,&lt;2,10&gt;,&lt;2,11&gt;)],appl(prod(lex("LAYOUT"),[\char-class([range(9,10),range(13,13),range(32,32)])],{}),[char(10)])[@loc=|file://-|(24,1,&lt;2,11&gt;,&lt;3,0&gt;)],appl(prod(lex("LAYOUT"),[\char-class([range(9,10),range(13,13),range(32,32)])],{}),[char(9)])[@loc=|file://-|(25,1,&lt;3,0&gt;,&lt;3,1&gt;)],appl(prod(lex("LAYOUT"),[\char-class([range(9,10),range(13,13),range(32,32)])],{}),[char(9)])[@loc=|file://-|(26,1,&lt;3,1&gt;,&lt;3,2&gt;)],appl(prod(lex("LAYOUT"),[\char-class([range(9,10),range(13,13),range(32,32)])],{}),[char(9)])[@loc=|file://-|(27,1,&lt;3,2&gt;,&lt;3,3&gt;)],appl(prod(lex("LAYOUT"),[\char-class([range(9,10),range(13,13),range(32,32)])],{}),[char(9)])[@loc=|file://-|(28,1,&lt;3,3&gt;,&lt;3,4&gt;)],appl(prod(lex("LAYOUT"),[\char-class([range(9,10),range(13,13),range(32,32)])],{}),[char(9)])[@loc=|file://-|(29,1,&lt;3,4&gt;,&lt;3,5&gt;)],appl(prod(lex("LAYOUT"),[\char-class([range(9,10),range(13,13),range(32,32)])],{}),[char(32)])[@loc=|file://-|(30,1,&lt;3,5&gt;,&lt;3,6&gt;)],appl(prod(lex("LAYOUT"),[\char-class([range(9,10),range(13,13),range(32,32)])],{}),[char(32)])[@loc=|file://-|(31,1,&lt;3,6&gt;,&lt;3,7&gt;)],appl(prod(lex("LAYOUT"),[\char-class([range(9,10),range(13,13),range(32,32)])],{}),[char(32)])[@loc=|file://-|(32,1,&lt;3,7&gt;,&lt;3,8&gt;)],appl(prod(lex("LAYOUT"),[\char-class([range(9,10),range(13,13),range(32,32)])],{}),[char(32)])[@loc=|file://-|(33,1,&lt;3,8&gt;,&lt;3,9&gt;)]])[@loc=|file://-|(23,11,&lt;2,10&gt;,&lt;3,9&gt;)]])[@loc=|file://-|(23,11,&lt;2,10&gt;,&lt;3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35,3,&lt;3,10&gt;,&lt;3,13&gt;)]])[@loc=|file://-|(34,4,&lt;3,9&gt;,&lt;3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8,1,&lt;3,13&gt;,&lt;3,14&gt;)]])[@loc=|file://-|(38,1,&lt;3,13&gt;,&lt;3,14&gt;)]])[@loc=|file://-|(38,1,&lt;3,13&gt;,&lt;3,14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0,1,&lt;3,15&gt;,&lt;3,16&gt;)]])[@loc=|file://-|(40,1,&lt;3,15&gt;,&lt;3,16&gt;)]])[@loc=|file://-|(40,1,&lt;3,15&gt;,&lt;3,16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42,0,&lt;3,17&gt;,&lt;3,17&gt;)]])[@loc=|file://-|(42,0,&lt;3,17&gt;,&lt;3,17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43,0,&lt;3,18&gt;,&lt;3,18&gt;)]])[@loc=|file://-|(42,1,&lt;3,17&gt;,&lt;3,18&gt;)]])[@loc=|file://-|(42,1,&lt;3,17&gt;,&lt;3,18&gt;)]])[@loc=|file://-|(41,2,&lt;3,16&gt;,&lt;3,18&gt;)]])[@loc=|file://-|(34,9,&lt;3,9&gt;,&lt;3,18&gt;)]])[@loc=|file://-|(34,9,&lt;3,9&gt;,&lt;3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43,1,&lt;3,18&gt;,&lt;4,0&gt;)],appl(prod(lex("LAYOUT"),[\char-class([range(9,10),range(13,13),range(32,32)])],{}),[char(9)])[@loc=|file://-|(44,1,&lt;4,0&gt;,&lt;4,1&gt;)],appl(prod(lex("LAYOUT"),[\char-class([range(9,10),range(13,13),range(32,32)])],{}),[char(9)])[@loc=|file://-|(45,1,&lt;4,1&gt;,&lt;4,2&gt;)],appl(prod(lex("LAYOUT"),[\char-class([range(9,10),range(13,13),range(32,32)])],{}),[char(9)])[@loc=|file://-|(46,1,&lt;4,2&gt;,&lt;4,3&gt;)],appl(prod(lex("LAYOUT"),[\char-class([range(9,10),range(13,13),range(32,32)])],{}),[char(9)])[@loc=|file://-|(47,1,&lt;4,3&gt;,&lt;4,4&gt;)],appl(prod(lex("LAYOUT"),[\char-class([range(9,10),range(13,13),range(32,32)])],{}),[char(9)])[@loc=|file://-|(48,1,&lt;4,4&gt;,&lt;4,5&gt;)],appl(prod(lex("LAYOUT"),[\char-class([range(9,10),range(13,13),range(32,32)])],{}),[char(32)])[@loc=|file://-|(49,1,&lt;4,5&gt;,&lt;4,6&gt;)],appl(prod(lex("LAYOUT"),[\char-class([range(9,10),range(13,13),range(32,32)])],{}),[char(32)])[@loc=|file://-|(50,1,&lt;4,6&gt;,&lt;4,7&gt;)]])[@loc=|file://-|(43,8,&lt;3,18&gt;,&lt;4,7&gt;)]])[@loc=|file://-|(43,8,&lt;3,18&gt;,&lt;4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4,9&gt;,&lt;5,0&gt;)],appl(prod(lex("LAYOUT"),[\char-class([range(9,10),range(13,13),range(32,32)])],{}),[char(9)])[@loc=|file://-|(54,1,&lt;5,0&gt;,&lt;5,1&gt;)],appl(prod(lex("LAYOUT"),[\char-class([range(9,10),range(13,13),range(32,32)])],{}),[char(9)])[@loc=|file://-|(55,1,&lt;5,1&gt;,&lt;5,2&gt;)],appl(prod(lex("LAYOUT"),[\char-class([range(9,10),range(13,13),range(32,32)])],{}),[char(9)])[@loc=|file://-|(56,1,&lt;5,2&gt;,&lt;5,3&gt;)],appl(prod(lex("LAYOUT"),[\char-class([range(9,10),range(13,13),range(32,32)])],{}),[char(9)])[@loc=|file://-|(57,1,&lt;5,3&gt;,&lt;5,4&gt;)],appl(prod(lex("LAYOUT"),[\char-class([range(9,10),range(13,13),range(32,32)])],{}),[char(9)])[@loc=|file://-|(58,1,&lt;5,4&gt;,&lt;5,5&gt;)],appl(prod(lex("LAYOUT"),[\char-class([range(9,10),range(13,13),range(32,32)])],{}),[char(32)])[@loc=|file://-|(59,1,&lt;5,5&gt;,&lt;5,6&gt;)],appl(prod(lex("LAYOUT"),[\char-class([range(9,10),range(13,13),range(32,32)])],{}),[char(32)])[@loc=|file://-|(60,1,&lt;5,6&gt;,&lt;5,7&gt;)],appl(prod(lex("LAYOUT"),[\char-class([range(9,10),range(13,13),range(32,32)])],{}),[char(32)])[@loc=|file://-|(61,1,&lt;5,7&gt;,&lt;5,8&gt;)],appl(prod(lex("LAYOUT"),[\char-class([range(9,10),range(13,13),range(32,32)])],{}),[char(32)])[@loc=|file://-|(62,1,&lt;5,8&gt;,&lt;5,9&gt;)]])[@loc=|file://-|(53,10,&lt;4,9&gt;,&lt;5,9&gt;)]])[@loc=|file://-|(53,10,&lt;4,9&gt;,&lt;5,9&gt;)],amb({appl(prod(label("assign",sort("Exp")),[sort("Exp"),layouts("LAYOUTLIST"),lit(":="),layouts("LAYOUTLIST"),sort("Exp")],{assoc(right())}),[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</text:p>
            <text:p>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})[@loc=|file://-|(69,15,&lt;5,15&gt;,&lt;6,11&gt;)]])[@loc=|file://-|(64,20,&lt;5,10&gt;,&lt;6,11&gt;)]})[@loc=|file://-|(64,20,&lt;5,10&gt;,&lt;6,11&gt;)]])[@loc=|file://-|(63,21,&lt;5,9&gt;,&lt;6,11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</text:p>
            <text:p>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3,21,&lt;5,9&gt;,&lt;6,11&gt;)]})[@loc=|file://-|(63,21,&lt;5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3,29,&lt;5,9&gt;,&lt;6,19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</text:p>
            <text:p>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3,29,&lt;5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4,28,&lt;5,10&gt;,&lt;6,19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assign",sort("Exp")),[sort("Exp"),layouts("LAYOUTLIST"),lit(":="),layouts("LAYOUTLIST"),sort("Exp")],{assoc(right())}),[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</text:p>
            <text:p>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</text:p>
            <text:p>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})[@loc=|file://-|(69,23,&lt;5,15&gt;,&lt;6,19&gt;)]])[@loc=|file://-|(64,28,&lt;5,10&gt;,&lt;6,19&gt;)],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</text:p>
            <text:p>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4,28,&lt;5,10&gt;,&lt;6,19&gt;)]})[@loc=|file://-|(64,28,&lt;5,10&gt;,&lt;6,19&gt;)]])[@loc=|file://-|(63,29,&lt;5,9&gt;,&lt;6,19&gt;)],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assign",sort("Exp")),[sort("Exp"),layouts("LAYOUTLIST"),lit(":="),layouts("LAYOUTLIST"),sort("Exp")],{assoc(right())}),[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</text:p>
            <text:p>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</text:p>
            <text:p>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})[@loc=|file://-|(69,23,&lt;5,15&gt;,&lt;6,19&gt;)]])[@loc=|file://-|(63,29,&lt;5,9&gt;,&lt;6,19&gt;)]})[@loc=|file://-|(63,29,&lt;5,9&gt;,&lt;6,1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2,1,&lt;6,19&gt;,&lt;7,0&gt;)],appl(prod(lex("LAYOUT"),[\char-class([range(9,10),range(13,13),range(32,32)])],{}),[char(9)])[@loc=|file://-|(93,1,&lt;7,0&gt;,&lt;7,1&gt;)],appl(prod(lex("LAYOUT"),[\char-class([range(9,10),range(13,13),range(32,32)])],{}),[char(9)])[@loc=|file://-|(94,1,&lt;7,1&gt;,&lt;7,2&gt;)],appl(prod(lex("LAYOUT"),[\char-class([range(9,10),range(13,13),range(32,32)])],{}),[char(9)])[@loc=|file://-|(95,1,&lt;7,2&gt;,&lt;7,3&gt;)],appl(prod(lex("LAYOUT"),[\char-class([range(9,10),range(13,13),range(32,32)])],{}),[char(9)])[@loc=|file://-|(96,1,&lt;7,3&gt;,&lt;7,4&gt;)],appl(prod(lex("LAYOUT"),[\char-class([range(9,10),range(13,13),range(32,32)])],{}),[char(9)])[@loc=|file://-|(97,1,&lt;7,4&gt;,&lt;7,5&gt;)],appl(prod(lex("LAYOUT"),[\char-class([range(9,10),range(13,13),range(32,32)])],{}),[char(32)])[@loc=|file://-|(98,1,&lt;7,5&gt;,&lt;7,6&gt;)],appl(prod(lex("LAYOUT"),[\char-class([range(9,10),range(13,13),range(32,32)])],{}),[char(32)])[@loc=|file://-|(99,1,&lt;7,6&gt;,&lt;7,7&gt;)]])[@loc=|file://-|(92,8,&lt;6,19&gt;,&lt;7,7&gt;)]])[@loc=|file://-|(92,8,&lt;6,19&gt;,&lt;7,7&gt;)],appl(prod(lit("end"),[\char-class([range(101,101)]),\char-class([range(110,110)]),\char-class([range(100,100)])],{}),[char(101),char(110),char(100)])])[@loc=|file://-|(20,83,&lt;2,7&gt;,&lt;7,10&gt;)]])[@loc=|file://-|(0,103,&lt;1,0&gt;,&lt;7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03,1,&lt;7,10&gt;,&lt;8,0&gt;)],appl(prod(lex("LAYOUT"),[\char-class([range(9,10),range(13,13),range(32,32)])],{}),[char(9)])[@loc=|file://-|(104,1,&lt;8,0&gt;,&lt;8,1&gt;)],appl(prod(lex("LAYOUT"),[\char-class([range(9,10),range(13,13),range(32,32)])],{}),[char(9)])[@loc=|file://-|(105,1,&lt;8,1&gt;,&lt;8,2&gt;)],appl(prod(lex("LAYOUT"),[\char-class([range(9,10),range(13,13),range(32,32)])],{}),[char(9)])[@loc=|file://-|(106,1,&lt;8,2&gt;,&lt;8,3&gt;)],appl(prod(lex("LAYOUT"),[\char-class([range(9,10),range(13,13),range(32,32)])],{}),[char(9)])[@loc=|file://-|(107,1,&lt;8,3&gt;,&lt;8,4&gt;)],appl(prod(lex("LAYOUT"),[\char-class([range(9,10),range(13,13),range(32,32)])],{}),[char(9)])[@loc=|file://-|(108,1,&lt;8,4&gt;,&lt;8,5&gt;)],appl(prod(lex("LAYOUT"),[\char-class([range(9,10),range(13,13),range(32,32)])],{}),[char(10)])[@loc=|file://-|(109,1,&lt;8,5&gt;,&lt;9,0&gt;)],appl(prod(lex("LAYOUT"),[\char-class([range(9,10),range(13,13),range(32,32)])],{}),[char(9)])[@loc=|file://-|(110,1,&lt;9,0&gt;,&lt;9,1&gt;)],appl(prod(lex("LAYOUT"),[\char-class([range(9,10),range(13,13),range(32,32)])],{}),[char(9)])[@loc=|file://-|(111,1,&lt;9,1&gt;,&lt;9,2&gt;)],appl(prod(lex("LAYOUT"),[\char-class([range(9,10),range(13,13),range(32,32)])],{}),[char(9)])[@loc=|file://-|(112,1,&lt;9,2&gt;,&lt;9,3&gt;)],appl(prod(lex("LAYOUT"),[\char-class([range(9,10),range(13,13),range(32,32)])],{}),[char(9)])[@loc=|file://-|(113,1,&lt;9,3&gt;,&lt;9,4&gt;)],appl(prod(lex("LAYOUT"),[\char-class([range(9,10),range(13,13),range(32,32)])],{}),[char(9)])[@loc=|file://-|(114,1,&lt;9,4&gt;,&lt;9,5&gt;)]])[@loc=|file://-|(103,12,&lt;7,10&gt;,&lt;9,5&gt;)]])[@loc=|file://-|(103,12,&lt;7,10&gt;,&lt;9,5&gt;)],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16,3,&lt;9,6&gt;,&lt;9,9&gt;)]])[@loc=|file://-|(115,4,&lt;9,5&gt;,&lt;9,9&gt;)],appl(prod(layouts("LAYOUTLIST"),[conditional(\iter-star(lex("LAYOUT")),{\not-follow(\char-class([range(9,10),range(13,13),range(32,32)]))})],{}),[appl(regular(\iter-star(lex("LAYOUT"))),[])[@loc=|file://-|(119,0,&lt;9,9&gt;,&lt;9,9&gt;)]])[@loc=|file://-|(119,0,&lt;9,9&gt;,&lt;9,9&gt;)],appl(prod(lit("("),[\char-class([range(40,40)])],{}),[char(40)]),appl(prod(layouts("LAYOUTLIST"),[conditional(\iter-star(lex("LAYOUT")),{\not-follow(\char-class([range(9,10),range(13,13),range(32,32)]))})],{}),[appl(regular(\iter-star(lex("LAYOUT"))),[])[@loc=|file://-|(120,0,&lt;9,10&gt;,&lt;9,10&gt;)]])[@loc=|file://-|(120,0,&lt;9,10&gt;,&lt;9,10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1,0,&lt;9,11&gt;,&lt;9,11&gt;)]])[@loc=|file://-|(120,1,&lt;9,10&gt;,&lt;9,11&gt;)]])[@loc=|file://-|(120,1,&lt;9,10&gt;,&lt;9,11&gt;)],appl(prod(layouts("LAYOUTLIST"),[conditional(\iter-star(lex("LAYOUT")),{\not-follow(\char-class([range(9,10),range(13,13),range(32,32)]))})],{}),[appl(regular(\iter-star(lex("LAYOUT"))),[])[@loc=|file://-|(121,0,&lt;9,11&gt;,&lt;9,11&gt;)]])[@loc=|file://-|(121,0,&lt;9,11&gt;,&lt;9,11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2,1,&lt;9,12&gt;,&lt;9,13&gt;)]])[@loc=|file://-|(122,1,&lt;9,12&gt;,&lt;9,13&gt;)]])[@loc=|file://-|(122,1,&lt;9,12&gt;,&lt;9,13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4,1,&lt;9,14&gt;,&lt;9,15&gt;)],appl(prod(lex("LAYOUT"),[\char-class([range(9,10),range(13,13),range(32,32)])],{}),[char(10)])[@loc=|file://-|(125,1,&lt;9,15&gt;,&lt;10,0&gt;)],appl(prod(lex("LAYOUT"),[\char-class([range(9,10),range(13,13),range(32,32)])],{}),[char(9)])[@loc=|file://-|(126,1,&lt;10,0&gt;,&lt;10,1&gt;)],appl(prod(lex("LAYOUT"),[\char-class([range(9,10),range(13,13),range(32,32)])],{}),[char(9)])[@loc=|file://-|(127,1,&lt;10,1&gt;,&lt;10,2&gt;)],appl(prod(lex("LAYOUT"),[\char-class([range(9,10),range(13,13),range(32,32)])],{}),[char(9)])[@loc=|file://-|(128,1,&lt;10,2&gt;,&lt;10,3&gt;)],appl(prod(lex("LAYOUT"),[\char-class([range(9,10),range(13,13),range(32,32)])],{}),[char(9)])[@loc=|file://-|(129,1,&lt;10,3&gt;,&lt;10,4&gt;)],appl(prod(lex("LAYOUT"),[\char-class([range(9,10),range(13,13),range(32,32)])],{}),[char(9)])[@loc=|file://-|(130,1,&lt;10,4&gt;,&lt;10,5&gt;)],appl(prod(lex("LAYOUT"),[\char-class([range(9,10),range(13,13),range(32,32)])],{}),[char(32)])[@loc=|file://-|(131,1,&lt;10,5&gt;,&lt;10,6&gt;)]])[@loc=|file://-|(124,8,&lt;9,14&gt;,&lt;10,6&gt;)]])[@loc=|file://-|(124,8,&lt;9,14&gt;,&lt;10,6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35,1,&lt;10,9&gt;,&lt;11,0&gt;)],appl(prod(lex("LAYOUT"),[\char-class([range(9,10),range(13,13),range(32,32)])],{}),[char(9)])[@loc=|file://-|(136,1,&lt;11,0&gt;,&lt;11,1&gt;)],appl(prod(lex("LAYOUT"),[\char-class([range(9,10),range(13,13),range(32,32)])],{}),[char(9)])[@loc=|file://-|(137,1,&lt;11,1&gt;,&lt;11,2&gt;)],appl(prod(lex("LAYOUT"),[\char-class([range(9,10),range(13,13),range(32,32)])],{}),[char(9)])[@loc=|file://-|(138,1,&lt;11,2&gt;,&lt;11,3&gt;)],appl(prod(lex("LAYOUT"),[\char-class([range(9,10),range(13,13),range(32,32)])],{}),[char(9)])[@loc=|file://-|(139,1,&lt;11,3&gt;,&lt;11,4&gt;)],appl(prod(lex("LAYOUT"),[\char-class([range(9,10),range(13,13),range(32,32)])],{}),[char(9)])[@loc=|file://-|(140,1,&lt;11,4&gt;,&lt;11,5&gt;)],appl(prod(lex("LAYOUT"),[\char-class([range(9,10),range(13,13),range(32,32)])],{}),[char(32)])[@loc=|file://-|(141,1,&lt;11,5&gt;,&lt;11,6&gt;)],appl(prod(lex("LAYOUT"),[\char-class([range(9,10),range(13,13),range(32,32)])],{}),[char(32)])[@loc=|file://-|(142,1,&lt;11,6&gt;,&lt;11,7&gt;)],appl(prod(lex("LAYOUT"),[\char-class([range(9,10),range(13,13),range(32,32)])],{}),[char(32)])[@loc=|file://-|(143,1,&lt;11,7&gt;,&lt;11,8&gt;)],appl(prod(lex("LAYOUT"),[\char-class([range(9,10),range(13,13),range(32,32)])],{}),[char(32)])[@loc=|file://-|(144,1,&lt;11,8&gt;,&lt;11,9&gt;)]])[@loc=|file://-|(135,10,&lt;10,9&gt;,&lt;11,9&gt;)]])[@loc=|file://-|(135,10,&lt;10,9&gt;,&lt;11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146,0,&lt;11,10&gt;,&lt;11,10&gt;)]])[@loc=|file://-|(145,1,&lt;11,9&gt;,&lt;11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6,1,&lt;11,10&gt;,&lt;11,11&gt;)]])[@loc=|file://-|(146,1,&lt;11,10&gt;,&lt;11,11&gt;)]])[@loc=|file://-|(146,1,&lt;11,10&gt;,&lt;1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8,1,&lt;11,12&gt;,&lt;11,13&gt;)]])[@loc=|file://-|(148,1,&lt;11,12&gt;,&lt;11,13&gt;)]])[@loc=|file://-|(148,1,&lt;11,12&gt;,&lt;11,13&gt;)],appl(prod(label("nat",sort("Exp")),[lex("Natural")],{}),[appl(prod(lex("Natural"),[conditional(iter(\char-class([range(48,57)])),{\not-follow(\char-class([range(48,57)]))})],{}),[appl(regular(iter(\char-class([range(48,57)]))),[char(49)])[@loc=|file://-|(149,1,&lt;11,13&gt;,&lt;11,14&gt;)]])[@loc=|file://-|(149,1,&lt;11,13&gt;,&lt;11,14&gt;)]])[@loc=|file://-|(149,1,&lt;11,13&gt;,&lt;11,14&gt;)]])[@loc=|file://-|(145,5,&lt;11,9&gt;,&lt;11,14&gt;)],appl(prod(layouts("LAYOUTLIST"),[conditional(\iter-star(lex("LAYOUT")),{\not-follow(\char-class([range(9,10),range(13,13),range(32,32)]))})],{}),[appl(regular(\iter-star(lex("LAYOUT"))),[])[@loc=|file://-|(150,0,&lt;11,14&gt;,&lt;11,14&gt;)]])[@loc=|file://-|(150,0,&lt;11,14&gt;,&lt;11,14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51,1,&lt;11,15&gt;,&lt;12,0&gt;)],appl(prod(lex("LAYOUT"),[\char-class([range(9,10),range(13,13),range(32,32)])],{}),[char(9)])[@loc=|file://-|(152,1,&lt;12,0&gt;,&lt;12,1&gt;)],appl(prod(lex("LAYOUT"),[\char-class([range(9,10),range(13,13),range(32,32)])],{}),[char(9)])[@loc=|file://-|(153,1,&lt;12,1&gt;,&lt;12,2&gt;)],appl(prod(lex("LAYOUT"),[\char-class([range(9,10),range(13,13),range(32,32)])],{}),[char(9)])[@loc=|file://-|(154,1,&lt;12,2&gt;,&lt;12,3&gt;)],appl(prod(lex("LAYOUT"),[\char-class([range(9,10),range(13,13),range(32,32)])],{}),[char(9)]</text:p>
            <text:p>[@loc=|file://-|(155,1,&lt;12,3&gt;,&lt;12,4&gt;)],appl(prod(lex("LAYOUT"),[\char-class([range(9,10),range(13,13),range(32,32)])],{}),[char(9)])[@loc=|file://-|(156,1,&lt;12,4&gt;,&lt;12,5&gt;)],appl(prod(lex("LAYOUT"),[\char-class([range(9,10),range(13,13),range(32,32)])],{}),[char(32)])[@loc=|file://-|(157,1,&lt;12,5&gt;,&lt;12,6&gt;)],appl(prod(lex("LAYOUT"),[\char-class([range(9,10),range(13,13),range(32,32)])],{}),[char(32)])[@loc=|file://-|(158,1,&lt;12,6&gt;,&lt;12,7&gt;)],appl(prod(lex("LAYOUT"),[\char-class([range(9,10),range(13,13),range(32,32)])],{}),[char(32)])[@loc=|file://-|(159,1,&lt;12,7&gt;,&lt;12,8&gt;)],appl(prod(lex("LAYOUT"),[\char-class([range(9,10),range(13,13),range(32,32)])],{}),[char(32)])[@loc=|file://-|(160,1,&lt;12,8&gt;,&lt;12,9&gt;)]])[@loc=|file://-|(151,10,&lt;11,15&gt;,&lt;12,9&gt;)]])[@loc=|file://-|(151,10,&lt;11,15&gt;,&lt;12,9&gt;)],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162,0,&lt;12,10&gt;,&lt;12,10&gt;)]])[@loc=|file://-|(161,1,&lt;12,9&gt;,&lt;12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2,1,&lt;12,10&gt;,&lt;12,11&gt;)]])[@loc=|file://-|(162,1,&lt;12,10&gt;,&lt;12,11&gt;)]])[@loc=|file://-|(162,1,&lt;12,10&gt;,&lt;12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4,1,&lt;12,12&gt;,&lt;12,13&gt;)]])[@loc=|file://-|(164,1,&lt;12,12&gt;,&lt;12,13&gt;)]])[@loc=|file://-|(164,1,&lt;12,12&gt;,&lt;12,13&gt;)],appl(prod(label("nat",sort("Exp")),[lex("Natural")],{}),[appl(prod(lex("Natural"),[conditional(iter(\char-class([range(48,57)])),{\not-follow(\char-class([range(48,57)]))})],{}),[appl(regular(iter(\char-class([range(48,57)]))),[char(48)])[@loc=|file://-|(165,1,&lt;12,13&gt;,&lt;12,14&gt;)]])[@loc=|file://-|(165,1,&lt;12,13&gt;,&lt;12,14&gt;)]])[@loc=|file://-|(165,1,&lt;12,13&gt;,&lt;12,14&gt;)]])[@loc=|file://-|(161,5,&lt;12,9&gt;,&lt;12,14&gt;)]])[@loc=|file://-|(145,21,&lt;11,9&gt;,&lt;12,14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66,1,&lt;12,14&gt;,&lt;13,0&gt;)],appl(prod(lex("LAYOUT"),[\char-class([range(9,10),range(13,13),range(32,32)])],{}),[char(9)])[@loc=|file://-|(167,1,&lt;13,0&gt;,&lt;13,1&gt;)],appl(prod(lex("LAYOUT"),[\char-class([range(9,10),range(13,13),range(32,32)])],{}),[char(9)])[@loc=|file://-|(168,1,&lt;13,1&gt;,&lt;13,2&gt;)],appl(prod(lex("LAYOUT"),[\char-class([range(9,10),range(13,13),range(32,32)])],{}),[char(9)])[@loc=|file://-|(169,1,&lt;13,2&gt;,&lt;13,3&gt;)],appl(prod(lex("LAYOUT"),[\char-class([range(9,10),range(13,13),range(32,32)])],{}),[char(9)])[@loc=|file://-|(170,1,&lt;13,3&gt;,&lt;13,4&gt;)],appl(prod(lex("LAYOUT"),[\char-class([range(9,10),range(13,13),range(32,32)])],{}),[char(9)])[@loc=|file://-|(171,1,&lt;13,4&gt;,&lt;13,5&gt;)],appl(prod(lex("LAYOUT"),[\char-class([range(9,10),range(13,13),range(32,32)])],{}),[char(32)])[@loc=|file://-|(172,1,&lt;13,5&gt;,&lt;13,6&gt;)],appl(prod(lex("LAYOUT"),[\char-class([range(9,10),range(13,13),range(32,32)])],{}),[char(32)])[@loc=|file://-|(173,1,&lt;13,6&gt;,&lt;13,7&gt;)]])[@loc=|file://-|(166,8,&lt;12,14&gt;,&lt;13,7&gt;)]])[@loc=|file://-|(166,8,&lt;12,14&gt;,&lt;13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76,1,&lt;13,9&gt;,&lt;14,0&gt;)],appl(prod(lex("LAYOUT"),[\char-class([range(9,10),range(13,13),range(32,32)])],{}),[char(9)])[@loc=|file://-|(177,1,&lt;14,0&gt;,&lt;14,1&gt;)],appl(prod(lex("LAYOUT"),[\char-class([range(9,10),range(13,13),range(32,32)])],{}),[char(9)])[@loc=|file://-|(178,1,&lt;14,1&gt;,&lt;14,2&gt;)],appl(prod(lex("LAYOUT"),[\char-class([range(9,10),range(13,13),range(32,32)])],{}),[char(9)])[@loc=|file://-|(179,1,&lt;14,2&gt;,&lt;14,3&gt;)],appl(prod(lex("LAYOUT"),[\char-class([range(9,10),range(13,13),range(32,32)])],{}),[char(9)])[@loc=|file://-|(180,1,&lt;14,3&gt;,&lt;14,4&gt;)],appl(prod(lex("LAYOUT"),[\char-class([range(9,10),range(13,13),range(32,32)])],{}),[char(9)])[@loc=|file://-|(181,1,&lt;14,4&gt;,&lt;14,5&gt;)],appl(prod(lex("LAYOUT"),[\char-class([range(9,10),range(13,13),range(32,32)])],{}),[char(32)])[@loc=|file://-|(182,1,&lt;14,5&gt;,&lt;14,6&gt;)],appl(prod(lex("LAYOUT"),[\char-class([range(9,10),range(13,13),range(32,32)])],{}),[char(32)])[@loc=|file://-|(183,1,&lt;14,6&gt;,&lt;14,7&gt;)],appl(prod(lex("LAYOUT"),[\char-class([range(9,10),range(13,13),range(32,32)])],{}),[char(32)])[@loc=|file://-|(184,1,&lt;14,7&gt;,&lt;14,8&gt;)],appl(prod(lex("LAYOUT"),[\char-class([range(9,10),range(13,13),range(32,32)])],{}),[char(32)])[@loc=|file://-|(185,1,&lt;14,8&gt;,&lt;14,9&gt;)]])[@loc=|file://-|(176,10,&lt;13,9&gt;,&lt;14,9&gt;)]])[@loc=|file://-|(176,10,&lt;13,9&gt;,&lt;14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88,1,&lt;14,11&gt;,&lt;14,12&gt;)]])[@loc=|file://-|(188,1,&lt;14,11&gt;,&lt;14,12&gt;)]])[@loc=|file://-|(188,1,&lt;14,11&gt;,&lt;14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90,0,&lt;14,13&gt;,&lt;14,13&gt;)]])[@loc=|file://-|(189,1,&lt;14,12&gt;,&lt;14,13&gt;)]])[@loc=|file://-|(189,1,&lt;14,12&gt;,&lt;14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0,1,&lt;14,13&gt;,&lt;14,14&gt;)]])[@loc=|file://-|(190,1,&lt;14,13&gt;,&lt;14,14&gt;)]])[@loc=|file://-|(190,1,&lt;14,13&gt;,&lt;14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3,1,&lt;14,16&gt;,&lt;14,17&gt;)]])[@loc=|file://-|(193,1,&lt;14,16&gt;,&lt;14,17&gt;)]])[@loc=|file://-|(193,1,&lt;14,16&gt;,&lt;14,17&gt;)],appl(prod(label("nat",sort("Exp")),[lex("Natural")],{}),[appl(prod(lex("Natural"),[conditional(iter(\char-class([range(48,57)])),{\not-follow(\char-class([range(48,57)]))})],{}),[appl(regular(iter(\char-class([range(48,57)]))),[char(49)])[@loc=|file://-|(194,1,&lt;14,17&gt;,&lt;14,18&gt;)]])[@loc=|file://-|(194,1,&lt;14,17&gt;,&lt;14,18&gt;)]])[@loc=|file://-|(194,1,&lt;14,17&gt;,&lt;14,18&gt;)]])[@loc=|file://-|(189,6,&lt;14,12&gt;,&lt;14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5,1,&lt;14,18&gt;,&lt;14,19&gt;)]])[@loc=|file://-|(195,1,&lt;14,18&gt;,&lt;14,19&gt;)]])[@loc=|file://-|(195,1,&lt;14,18&gt;,&lt;14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00,1,&lt;14,23&gt;,&lt;14,24&gt;)],appl(prod(lex("LAYOUT"),[\char-class([range(9,10),range(13,13),range(32,32)])],{}),[char(10)])[@loc=|file://-|(201,1,&lt;14,24&gt;,&lt;15,0&gt;)],appl(prod(lex("LAYOUT"),[\char-class([range(9,10),range(13,13),range(32,32)])],{}),[char(9)])[@loc=|file://-|(202,1,&lt;15,0&gt;,&lt;15,1&gt;)],appl(prod(lex("LAYOUT"),[\char-class([range(9,10),range(13,13),range(32,32)])],{}),[char(9)])[@loc=|file://-|(203,1,&lt;15,1&gt;,&lt;15,2&gt;)],appl(prod(lex("LAYOUT"),[\char-class([range(9,10),range(13,13),range(32,32)])],{}),[char(9)])[@loc=|file://-|(204,1,&lt;15,2&gt;,&lt;15,3&gt;)],appl(prod(lex("LAYOUT"),[\char-class([range(9,10),range(13,13),range(32,32)])],{}),[char(9)])[@loc=|file://-|(205,1,&lt;15,3&gt;,&lt;15,4&gt;)],appl(prod(lex("LAYOUT"),[\char-class([range(9,10),range(13,13),range(32,32)])],{}),[char(9)])[@loc=|file://-|(206,1,&lt;15,4&gt;,&lt;15,5&gt;)],appl(prod(lex("LAYOUT"),[\char-class([range(9,10),range(13,13),range(32,32)])],{}),[char(32)])[@loc=|file://-|(207,1,&lt;15,5&gt;,&lt;15,6&gt;)],appl(prod(lex("LAYOUT"),[\char-class([range(9,10),range(13,13),range(32,32)])],{}),[char(32)])[@loc=|file://-|(208,1,&lt;15,6&gt;,&lt;15,7&gt;)],appl(prod(lex("LAYOUT"),[\char-class([range(9,10),range(13,13),range(32,32)])],{}),[char(32)])[@loc=|file://-|(209,1,&lt;15,7&gt;,&lt;15,8&gt;)],appl(prod(lex("LAYOUT"),[\char-class([range(9,10),range(13,13),range(32,32)])],{}),[char(32)])[@loc=|file://-|(210,1,&lt;15,8&gt;,&lt;15,9&gt;)],appl(prod(lex("LAYOUT"),[\char-class([range(9,10),range(13,13),range(32,32)])],{}),[char(32)])[@loc=|file://-|(211,1,&lt;15,9&gt;,&lt;15,10&gt;)],appl(prod(lex("LAYOUT"),[\char-class([range(9,10),range(13,13),range(32,32)])],{}),[char(32)])[@loc=|file://-|(212,1,&lt;15,10&gt;,&lt;15,11&gt;)]])[@loc=|file://-|(200,13,&lt;14,23&gt;,&lt;15,11&gt;)]])[@loc=|file://-|(200,13,&lt;14,23&gt;,&lt;15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14,0,&lt;15,12&gt;,&lt;15,12&gt;)]])[@loc=|file://-|(213,1,&lt;15,11&gt;,&lt;15,12&gt;)]])[@loc=|file://-|(213,1,&lt;15,11&gt;,&lt;1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4,1,&lt;15,12&gt;,&lt;15,13&gt;)]])[@loc=|file://-|(214,1,&lt;15,12&gt;,&lt;15,13&gt;)]])[@loc=|file://-|(214,1,&lt;15,12&gt;,&lt;1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7,1,&lt;15,15&gt;,&lt;15,16&gt;)]])[@loc=|file://-|(217,1,&lt;15,15&gt;,&lt;15,16&gt;)]])[@loc=|file://-|(217,1,&lt;15,15&gt;,&lt;15,16&gt;)],appl(prod(label("nat",sort("Exp")),[lex("Natural")],{}),[appl(prod(lex("Natural"),[conditional(iter(\char-class([range(48,57)])),{\not-follow(\char-class([range(48,57)]))})],{}),[appl(regular(iter(\char-class([range(48,57)]))),[char(49)])[@loc=|file://-|(218,1,&lt;15,16&gt;,&lt;15,17&gt;)]])[@loc=|file://-|(218,1,&lt;15,16&gt;,&lt;15,17&gt;)]])[@loc=|file://-|(218,1,&lt;15,16&gt;,&lt;15,17&gt;)]])[@loc=|file://-|(213,6,&lt;15,11&gt;,&lt;1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19,1,&lt;15,17&gt;,&lt;16,0&gt;)],appl(prod(lex("LAYOUT"),[\char-class([range(9,10),range(13,13),range(32,32)])],{}),[char(9)])[@loc=|file://-|(220,1,&lt;16,0&gt;,&lt;16,1&gt;)],appl(prod(lex("LAYOUT"),[\char-class([range(9,10),range(13,13),range(32,32)])],{}),[char(9)])[@loc=|file://-|(221,1,&lt;16,1&gt;,&lt;16,2&gt;)],appl(prod(lex("LAYOUT"),[\char-class([range(9,10),range(13,13),range(32,32)])],{}),[char(9)])[@loc=|file://-|(222,1,&lt;16,2&gt;,&lt;16,3&gt;)],appl(prod(lex("LAYOUT"),[\char-class([range(9,10),range(13,13),range(32,32)])],{}),[char(9)])[@loc=|file://-|(223,1,&lt;16,3&gt;,&lt;16,4&gt;)],appl(prod(lex("LAYOUT"),[\char-class([range(9,10),range(13,13),range(32,32)])],{}),[char(9)])[@loc=|file://-|(224,1,&lt;16,4&gt;,&lt;16,5&gt;)],appl(prod(lex("LAYOUT"),[\char-class([range(9,10),range(13,13),range(32,32)])],{}),[char(32)])[@loc=|file://-|(225,1,&lt;16,5&gt;,&lt;16,6&gt;)],appl(prod(lex("LAYOUT"),[\char-class([range(9,10),range(13,13),range(32,32)])],{}),[char(32)])[@loc=|file://-|(226,1,&lt;16,6&gt;,&lt;16,7&gt;)],appl(prod(lex("LAYOUT"),[\char-class([range(9,10),range(13,13),range(32,32)])],{}),[char(32)])[@loc=|file://-|(227,1,&lt;16,7&gt;,&lt;16,8&gt;)],appl(prod(lex("LAYOUT"),[\char-class([range(9,10),range(13,13),range(32,32)])],{}),[char(32)])[@loc=|file://-|(228,1,&lt;16,8&gt;,&lt;16,9&gt;)]])[@loc=|file://-|(219,10,&lt;15,17&gt;,&lt;16,9&gt;)]])[@loc=|file://-|(219,10,&lt;15,17&gt;,&lt;16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3,1,&lt;16,13&gt;,&lt;16,14&gt;)],appl(prod(lex("LAYOUT"),[\char-class([range(9,10),range(13,13),range(32,32)])],{}),[char(10)])[@loc=|file://-|(234,1,&lt;16,14&gt;,&lt;17,0&gt;)],appl(prod(lex("LAYOUT"),[\char-class([range(9,10),range(13,13),range(32,32)])],{}),[char(9)])[@loc=|file://-|(235,1,&lt;17,0&gt;,&lt;17,1&gt;)],appl(prod(lex("LAYOUT"),[\char-class([range(9,10),range(13,13),range(32,32)])],{}),[char(9)])[@loc=|file://-|(236,1,&lt;17,1&gt;,&lt;17,2&gt;)],appl(prod(lex("LAYOUT"),[\char-class([range(9,10),range(13,13),range(32,32)])],{}),[char(9)])[@loc=|file://-|(237,1,&lt;17,2&gt;,&lt;17,3&gt;)],appl(prod(lex("LAYOUT"),[\char-class([range(9,10),range(13,13),range(32,32)])],{}),[char(9)])[@loc=|file://-|(238,1,&lt;17,3&gt;,&lt;17,4&gt;)],appl(prod(lex("LAYOUT"),[\char-class([range(9,10),range(13,13),range(32,32)])],{}),[char(9)])[@loc=|file://-|(239,1,&lt;17,4&gt;,&lt;17,5&gt;)],appl(prod(lex("LAYOUT"),[\char-class([range(9,10),range(13,13),range(32,32)])],{}),[char(32)])[@loc=|file://-|(240,1,&lt;17,5&gt;,&lt;17,6&gt;)],appl(prod(lex("LAYOUT"),[\char-class([range(9,10),range(13,13),range(32,32)])],{}),[char(32)])[@loc=|file://-|(241,1,&lt;17,6&gt;,&lt;17,7&gt;)],appl(prod(lex("LAYOUT"),[\char-class([range(9,10),range(13,13),range(32,32)])],{}),[char(32)])[@loc=|file://-|(242,</text:p>
            <text:p>,&lt;17,7&gt;,&lt;17,8&gt;)],appl(prod(lex("LAYOUT"),[\char-class([range(9,10),range(13,13),range(32,32)])],{}),[char(32)])[@loc=|file://-|(243,1,&lt;17,8&gt;,&lt;17,9&gt;)],appl(prod(lex("LAYOUT"),[\char-class([range(9,10),range(13,13),range(32,32)])],{}),[char(32)])[@loc=|file://-|(244,1,&lt;17,9&gt;,&lt;17,10&gt;)],appl(prod(lex("LAYOUT"),[\char-class([range(9,10),range(13,13),range(32,32)])],{}),[char(32)])[@loc=|file://-|(245,1,&lt;17,10&gt;,&lt;17,11&gt;)]])[@loc=|file://-|(233,13,&lt;16,13&gt;,&lt;17,11&gt;)]])[@loc=|file://-|(233,13,&lt;16,13&gt;,&lt;17,11&gt;)],amb({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51,13,&lt;17,16&gt;,&lt;17,29&gt;)]])[@loc=|file://-|(246,18,&lt;17,11&gt;,&lt;17,29&gt;)],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])[@loc=|file://-|(246,6,&lt;17,11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46,18,&lt;17,11&gt;,&lt;17,29&gt;)]})[@loc=|file://-|(246,18,&lt;17,11&gt;,&lt;17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64,1,&lt;17,29&gt;,&lt;18,0&gt;)],appl(prod(lex("LAYOUT"),[\char-class([range(9,10),range(13,13),range(32,32)])],{}),[char(9)])[@loc=|file://-|(265,1,&lt;18,0&gt;,&lt;18,1&gt;)],appl(prod(lex("LAYOUT"),[\char-class([range(9,10),range(13,13),range(32,32)])],{}),[char(9)])[@loc=|file://-|(266,1,&lt;18,1&gt;,&lt;18,2&gt;)],appl(prod(lex("LAYOUT"),[\char-class([range(9,10),range(13,13),range(32,32)])],{}),[char(9)])[@loc=|file://-|(267,1,&lt;18,2&gt;,&lt;18,3&gt;)],appl(prod(lex("LAYOUT"),[\char-class([range(9,10),range(13,13),range(32,32)])],{}),[char(9)])[@loc=|file://-|(268,1,&lt;18,3&gt;,&lt;18,4&gt;)],appl(prod(lex("LAYOUT"),[\char-class([range(9,10),range(13,13),range(32,32)])],{}),[char(9)])[@loc=|file://-|(269,1,&lt;18,4&gt;,&lt;18,5&gt;)],appl(prod(lex("LAYOUT"),[\char-class([range(9,10),range(13,13),range(32,32)])],{}),[char(32)])[@loc=|file://-|(270,1,&lt;18,5&gt;,&lt;18,6&gt;)],appl(prod(lex("LAYOUT"),[\char-class([range(9,10),range(13,13),range(32,32)])],{}),[char(32)])[@loc=|file://-|(271,1,&lt;18,6&gt;,&lt;18,7&gt;)],appl(prod(lex("LAYOUT"),[\char-class([range(9,10),range(13,13),range(32,32)])],{}),[char(32)])[@loc=|file://-|(272,1,&lt;18,7&gt;,&lt;18,8&gt;)],appl(prod(lex("LAYOUT"),[\char-class([range(9,10),range(13,13),range(32,32)])],{}),[char(32)])[@loc=|file://-|(273,1,&lt;18,8&gt;,&lt;18,9&gt;)]])[@loc=|file://-|(264,10,&lt;17,29&gt;,&lt;18,9&gt;)]])[@loc=|file://-|(264,10,&lt;17,29&gt;,&lt;18,9&gt;)],appl(prod(lit("end"),[\char-class([range(101,101)]),\char-class([range(110,110)]),\char-class([range(100,100)])],{}),[char(101),char(110),char(100)])])[@loc=|file://-|(186,91,&lt;14,9&gt;,&lt;18,12&gt;)],appl(prod(layouts("LAYOUTLIST"),[conditional(\iter-star(lex("LAYOUT")),{\not-follow(\char-class([range(9,10),range(13,13),range(32,32)]))})],{}),[appl(regular(\iter-star(lex("LAYOUT"))),[])[@loc=|file://-|(277,0,&lt;18,12&gt;,&lt;18,12&gt;)]])[@loc=|file://-|(277,0,&lt;18,12&gt;,&lt;18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78,1,&lt;18,13&gt;,&lt;19,0&gt;)],appl(prod(lex("LAYOUT"),[\char-class([range(9,10),range(13,13),range(32,32)])],{}),[char(9)])[@loc=|file://-|(279,1,&lt;19,0&gt;,&lt;19,1&gt;)],appl(prod(lex("LAYOUT"),[\char-class([range(9,10),range(13,13),range(32,32)])],{}),[char(9)])[@loc=|file://-|(280,1,</text:p>
            <text:p>19,1&gt;,&lt;19,2&gt;)],appl(prod(lex("LAYOUT"),[\char-class([range(9,10),range(13,13),range(32,32)])],{}),[char(9)])[@loc=|file://-|(281,1,&lt;19,2&gt;,&lt;19,3&gt;)],appl(prod(lex("LAYOUT"),[\char-class([range(9,10),range(13,13),range(32,32)])],{}),[char(9)])[@loc=|file://-|(282,1,&lt;19,3&gt;,&lt;19,4&gt;)],appl(prod(lex("LAYOUT"),[\char-class([range(9,10),range(13,13),range(32,32)])],{}),[char(9)])[@loc=|file://-|(283,1,&lt;19,4&gt;,&lt;19,5&gt;)],appl(prod(lex("LAYOUT"),[\char-class([range(9,10),range(13,13),range(32,32)])],{}),[char(32)])[@loc=|file://-|(284,1,&lt;19,5&gt;,&lt;19,6&gt;)],appl(prod(lex("LAYOUT"),[\char-class([range(9,10),range(13,13),range(32,32)])],{}),[char(32)])[@loc=|file://-|(285,1,&lt;19,6&gt;,&lt;19,7&gt;)],appl(prod(lex("LAYOUT"),[\char-class([range(9,10),range(13,13),range(32,32)])],{}),[char(32)])[@loc=|file://-|(286,1,&lt;19,7&gt;,&lt;19,8&gt;)],appl(prod(lex("LAYOUT"),[\char-class([range(9,10),range(13,13),range(32,32)])],{}),[char(32)])[@loc=|file://-|(287,1,&lt;19,8&gt;,&lt;19,9&gt;)]])[@loc=|file://-|(278,10,&lt;18,13&gt;,&lt;19,9&gt;)]])[@loc=|file://-|(278,10,&lt;18,13&gt;,&lt;19,9&gt;)],appl(prod(label("seq",sort("Exp")),[sort("Exp"),layouts("LAYOUTLIST"),lit(";"),layouts("LAYOUTLIST"),sort("Exp")],{assoc(right())}),[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289,3,&lt;19,10&gt;,&lt;19,13&gt;)]])[@loc=|file://-|(288,4,&lt;19,9&gt;,&lt;19,13&gt;)],appl(prod(layouts("LAYOUTLIST"),[conditional(\iter-star(lex("LAYOUT")),{\not-follow(\char-class([range(9,10),range(13,13),range(32,32)]))})],{}),[appl(regular(\iter-star(lex("LAYOUT"))),[])[@loc=|file://-|(292,0,&lt;19,13&gt;,&lt;19,13&gt;)]])[@loc=|file://-|(292,0,&lt;19,13&gt;,&lt;19,13&gt;)],appl(prod(lit("("),[\char-class([range(40,40)])],{}),[char(40)]),appl(prod(layouts("LAYOUTLIST"),[conditional(\iter-star(lex("LAYOUT")),{\not-follow(\char-class([range(9,10),range(13,13),range(32,32)]))})],{}),[appl(regular(\iter-star(lex("LAYOUT"))),[])[@loc=|file://-|(293,0,&lt;19,14&gt;,&lt;19,14&gt;)]])[@loc=|file://-|(293,0,&lt;19,14&gt;,&lt;19,14&gt;)],appl(regular(\iter-star-seps(sort("Exp"),[layouts("LAYOUTLIST"),lit(","),layouts("LAYOUTLIST")])),[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4,0,&lt;19,15&gt;,&lt;19,15&gt;)]])[@loc=|file://-|(294,0,&lt;19,15&gt;,&lt;19,15&gt;)],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95,0,&lt;19,16&gt;,&lt;19,16&gt;)]])[@loc=|file://-|(294,1,&lt;19,15&gt;,&lt;19,16&gt;)]])[@loc=|file://-|(293,2,&lt;19,14&gt;,&lt;19,16&gt;)],appl(prod(layouts("LAYOUTLIST"),[conditional(\iter-star(lex("LAYOUT")),{\not-follow(\char-class([range(9,10),range(13,13),range(32,32)]))})],{}),[appl(regular(\iter-star(lex("LAYOUT"))),[])[@loc=|file://-|(295,0,&lt;19,16&gt;,&lt;19,16&gt;)]])[@loc=|file://-|(295,0,&lt;19,16&gt;,&lt;19,1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6,1,&lt;19,17&gt;,&lt;19,18&gt;)]])[@loc=|file://-|(296,1,&lt;19,17&gt;,&lt;19,18&gt;)]])[@loc=|file://-|(296,1,&lt;19,17&gt;,&lt;19,18&gt;)],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8,0,&lt;19,19&gt;,&lt;19,19&gt;)]])[@loc=|file://-|(298,0,&lt;19,19&gt;,&lt;19,19&gt;)],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299,0,&lt;19,20&gt;,&lt;19,20&gt;)]])[@loc=|file://-|(298,1,&lt;19,19&gt;,&lt;19,20&gt;)]])[@loc=|file://-|(297,2,&lt;19,18&gt;,&lt;19,20&gt;)]])[@loc=|file://-|(293,6,&lt;19,14&gt;,&lt;19,20&gt;)],appl(prod(layouts("LAYOUTLIST"),[conditional(\iter-star(lex("LAYOUT")),{\not-follow(\char-class([range(9,10),range(13,13),range(32,32)]))})],{}),[appl(regular(\iter-star(lex("LAYOUT"))),[])[@loc=|file://-|(299,0,&lt;19,20&gt;,&lt;19,20&gt;)]])[@loc=|file://-|(299,0,&lt;19,20&gt;,&lt;19,20&gt;)],appl(prod(lit(")"),[\char-class([range(41,41)])],{}),[char(41)])])[@loc=|file://-|(288,12,&lt;19,9&gt;,&lt;19,21&gt;)],appl(prod(layouts("LAYOUTLIST"),[conditional(\iter-star(lex("LAYOUT")),{\not-follow(\char-class([range(9,10),range(13,13),range(32,32)]))})],{}),[appl(regular(\iter-star(lex("LAYOUT"))),[])[@loc=|file://-|(300,0,&lt;19,21&gt;,&lt;19,21&gt;)]])[@loc=|file://-|(300,0,&lt;19,21&gt;,&lt;19,21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01,1,&lt;19,22&gt;,&lt;20,0&gt;)],appl(prod(lex("LAYOUT"),[\char-class([range(9,10),range(13,13),range(32,32)])],{}),[char(9)])[@loc=|file://-|(302,1,&lt;20,0&gt;,&lt;20,1&gt;)],appl(prod(lex("LAYOUT"),[\char-class([range(9,10),range(13,13),range(32,32)])],{}),[char(9)])[@loc=|file://-|(303,1,&lt;20,1&gt;,&lt;20,2&gt;)],appl(prod(lex("LAYOUT"),[\char-class([range(9,10),range(13,13),range(32,32)])],{}),[char(9)])[@loc=|file://-|(304,1,&lt;20,2&gt;,&lt;20,3&gt;)],appl(prod(lex("LAYOUT"),[\char-class([range(9,10),range(13,13),range(32,32)])],{}),[char(9)])[@loc=|file://-|(305,1,&lt;20,3&gt;,&lt;20,4&gt;)],appl(prod(lex("LAYOUT"),[\char-class([range(9,10),range(13,13),range(32,32)])],{}),[char(9)])[@loc=|file://-|(306,1,&lt;20,4&gt;,&lt;20,5&gt;)],appl(prod(lex("LAYOUT"),[\char-class([range(9,10),range(13,13),range(32,32)])],{}),[char(32)])[@loc=|file://-|(307,1,&lt;20,5&gt;,&lt;20,6&gt;)],appl(prod(lex("LAYOUT"),[\char-class([range(9,10),range(13,13),range(32,32)])],{}),[char(32)])[@loc=|file://-|(308,1,&lt;20,6&gt;,&lt;20,7&gt;)],appl(prod(lex("LAYOUT"),[\char-class([range(9,10),range(13,13),range(32,32)])],{}),[char(32)])[@loc=|file://-|(309,1,&lt;20,7&gt;,&lt;20,8&gt;)],appl(prod(lex("LAYOUT"),[\char-class([range(9,10),range(13,13),range(32,32)])],{}),[char(32)])[@loc=|file://-|(310,1,&lt;20,8&gt;,&lt;20,9&gt;)]])[@loc=|file://-|(301,10,&lt;19,22&gt;,&lt;20,9&gt;)]])[@loc=|file://-|(301,10,&lt;19,22&gt;,&lt;20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312,0,&lt;20,10&gt;,&lt;20,10&gt;)]])[@loc=|file://-|(311,1,&lt;20,9&gt;,&lt;20,10&gt;)]])[@loc=|file://-|(311,1,&lt;20,9&gt;,&lt;20,10&gt;)]])[@loc=|file://-|(288,24,&lt;19,9&gt;,&lt;20,10&gt;)]])[@loc=|file://-|(186,126,&lt;14,9&gt;,&lt;20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12,1,&lt;20,10&gt;,&lt;21,0&gt;)],appl(prod(lex("LAYOUT"),[\char-class([range(9,10),range(13,13),range(32,32)])],{}),[char(9)])[@loc=|file://-|(313,1,&lt;21,0&gt;,&lt;21,1&gt;)],appl(prod(lex("LAYOUT"),[\char-class([range(9,10),range(13,13),range(32,32)])],{}),[char(9)])[@loc=|file://-|(314,1,&lt;21,1&gt;,&lt;21,2&gt;)],appl(prod(lex("LAYOUT"),[\char-class([range(9,10),range(13,13),range(32,32)])],{}),[char(9)])[@loc=|file://-|(315,1,&lt;21,2&gt;,&lt;21,3&gt;)],appl(prod(lex("LAYOUT"),[\char-class([range(9,10),range(13,13),range(32,32)])],{}),[char(9)])[@loc=|file://-|(316,1,&lt;21,3&gt;,&lt;21,4&gt;)],appl(prod(lex("LAYOUT"),[\char-class([range(9,10),range(13,13),range(32,32)])],{}),[char(9)])[@loc=|file://-|(317,1,&lt;21,4&gt;,&lt;21,5&gt;)],appl(prod(lex("LAYOUT"),[\char-class([range(9,10),range(13,13),range(32,32)])],{}),[char(32)])[@loc=|file://-|(318,1,&lt;21,5&gt;,&lt;21,6&gt;)],appl(prod(lex("LAYOUT"),[\char-class([range(9,10),range(13,13),range(32,32)])],{}),[char(32)])[@loc=|file://-|(319,1,&lt;21,6&gt;,&lt;21,7&gt;)]])[@loc=|file://-|(312,8,&lt;20,10&gt;,&lt;21,7&gt;)]])[@loc=|file://-|(312,8,&lt;20,10&gt;,&lt;21,7&gt;)],appl(prod(lit("end"),[\char-class([range(101,101)]),\char-class([range(110,110)]),\char-class([range(100,100)])],{}),[char(101),char(110),char(100)])])[@loc=|file://-|(132,191,&lt;10,6&gt;,&lt;21,10&gt;)]])[@loc=|file://-|(115,208,&lt;9,5&gt;,&lt;21,10&gt;)]])[@loc=|file://-|(0,323,&lt;1,0&gt;,&lt;21,10&gt;)]])[@loc=|file://-|(0,323,&lt;1,0&gt;,&lt;21,10&gt;)],"Cannot find a constructor for Prog")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|project://rascal/src/org/rascalmpl/library/demo/lang/Func/Test.rsc|(1209,91,&lt;64,0&gt;,&lt;64,91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6,0,&lt;1,6&gt;,&lt;1,6&gt;)]])[@loc=|file://-|(5,1,&lt;1,5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9,1,&lt;1,9&gt;,&lt;1,10&gt;)],appl(prod(lex("LAYOUT"),[\char-class([range(9,10),range(13,13),range(32,32)])],{}),[char(10)])[@loc=|file://-|(10,1,&lt;1,10&gt;,&lt;2,0&gt;)],appl(prod(lex("LAYOUT"),[\char-class([range(9,10),range(13,13),range(32,32)])],{}),[char(9)])[@loc=|file://-|(11,1,&lt;2,0&gt;,&lt;2,1&gt;)],appl(prod(lex("LAYOUT"),[\char-class([range(9,10),range(13,13),range(32,32)])],{}),[char(9)])[@loc=|file://-|(12,1,&lt;2,1&gt;,&lt;2,2&gt;)],appl(prod(lex("LAYOUT"),[\char-class([range(9,10),range(13,13),range(32,32)])],{}),[char(9)])[@loc=|file://-|(13,1,&lt;2,2&gt;,&lt;2,3&gt;)],appl(prod(lex("LAYOUT"),[\char-class([range(9,10),range(13,13),range(32,32)])],{}),[char(9)])[@loc=|file://-|(14,1,&lt;2,3&gt;,&lt;2,4&gt;)],appl(prod(lex("LAYOUT"),[\char-class([range(9,10),range(13,13),range(32,32)])],{}),[char(9)])[@loc=|file://-|(15,1,&lt;2,4&gt;,&lt;2,5&gt;)],appl(prod(lex("LAYOUT"),[\char-class([range(9,10),range(13,13),range(32,32)])],{}),[char(32)])[@loc=|file://-|(16,1,&lt;2,5&gt;,&lt;2,6&gt;)],appl(prod(lex("LAYOUT"),[\char-class([range(9,10),range(13,13),range(32,32)])],{}),[char(32)])[@loc=|file://-|(17,1,&lt;2,6&gt;,&lt;2,7&gt;)],appl(prod(lex("LAYOUT"),[\char-class([range(9,10),range(13,13),range(32,32)])],{}),[char(32)])[@loc=|file://-|(18,1,&lt;2,7&gt;,&lt;2,8&gt;)],appl(prod(lex("LAYOUT"),[\char-class([range(9,10),range(13,13),range(32,32)])],{}),[char(32)])[@loc=|file://-|(19,1,&lt;2,8&gt;,&lt;2,9&gt;)]])[@loc=|file://-|(9,11,&lt;1,9&gt;,&lt;2,9&gt;)]])[@loc=|file://-|(9,11,&lt;1,9&gt;,&lt;2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2,1,&lt;2,11&gt;,&lt;2,12&gt;)]])[@loc=|file://-|(22,1,&lt;2,11&gt;,&lt;2,12&gt;)]])[@loc=|file://-|(22,1,&lt;2,11&gt;,&lt;2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4,0,&lt;2,13&gt;,&lt;2,13&gt;)]])[@loc=|file://-|(23,1,&lt;2,12&gt;,&lt;2,13&gt;)]])[@loc=|file://-|(23,1,&lt;2,12&gt;,&lt;2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,1,&lt;2,13&gt;,&lt;2,14&gt;)]])[@loc=|file://-|(24,1,&lt;2,13&gt;,&lt;2,14&gt;)]])[@loc=|file://-|(24,1,&lt;2,13&gt;,&lt;2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7,1,&lt;2,16&gt;,&lt;2,17&gt;)]])[@loc=|file://-|(27,1,&lt;2,16&gt;,&lt;2,17&gt;)]])[@loc=|file://-|(27,1,&lt;2,16&gt;,&lt;2,17&gt;)],appl(prod(label("nat",sort("Exp")),[lex("Natural")],{}),[appl(prod(lex("Natural"),[conditional(iter(\char-class([range(48,57)])),{\not-follow(\char-class([range(48,57)]))})],{}),[appl(regular(iter(\char-class([range(48,57)]))),[char(49)])[@loc=|file://-|(28,1,&lt;2,17&gt;,&lt;2,18&gt;)]])[@loc=|file://-|(28,1,&lt;2,17&gt;,&lt;2,18&gt;)]])[@loc=|file://-|(28,1,&lt;2,17&gt;,&lt;2,18&gt;)]])[@loc=|file://-|(23,6,&lt;2,12&gt;,&lt;2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,1,&lt;2,18&gt;,&lt;2,19&gt;)]])[@loc=|file://-|(29,1,&lt;2,18&gt;,&lt;2,19&gt;)]])[@loc=|file://-|(29,1,&lt;2,18&gt;,&lt;2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4,1,&lt;2,23&gt;,&lt;2,24&gt;)],appl(prod(lex("LAYOUT"),[\char-class([range(9,10),range(13,13),range(32,32)])],{}),[char(10)])[@loc=|file://-|(35,1,&lt;2,24&gt;,&lt;3,0&gt;)],appl(prod(lex("LAYOUT"),[\char-class([range(9,10),range(13,13),range(32,32)])],{}),[char(9)])[@loc=|file://-|(36,1,&lt;3,0&gt;,&lt;3,1&gt;)],appl(prod(lex("LAYOUT"),[\char-class([range(9,10),range(13,13),range(32,32)])],{}),[char(9)])[@loc=|file://-|(37,1,&lt;3,1&gt;,&lt;3,2&gt;)],appl(prod(lex("LAYOUT"),[\char-class([range(9,10),range(13,13),range(32,32)])],{}),[char(9)])[@loc=|file://-|(38,1,&lt;3,2&gt;,&lt;3,3&gt;)],appl(prod(lex("LAYOUT"),[\char-class([range(9,10),range(13,13),range(32,32)])],{}),[char(9)])[@loc=|file://-|(39,1,&lt;3,3&gt;,&lt;3,4&gt;)],appl(prod(lex("LAYOUT"),[\char-class([range(9,10),range(13,13),range(32,32)])],{}),[char(9)])[@loc=|file://-|(40,1,&lt;3,4&gt;,&lt;3,5&gt;)],appl(prod(lex("LAYOUT"),[\char-class([range(9,10),range(13,13),range(32,32)])],{}),[char(32)])[@loc=|file://-|(41,1,&lt;3,5&gt;,&lt;3,6&gt;)],appl(prod(lex("LAYOUT"),[\char-class([range(9,10),range(13,13),range(32,32)])],{}),[char(32)])[@loc=|file://-|(42,1,&lt;3,6&gt;,&lt;3,7&gt;)],appl(prod(lex("LAYOUT"),[\char-class([range(9,10),range(13,13),range(32,32)])],{}),[char(32)])[@loc=|file://-|(43,1,&lt;3,7&gt;,&lt;3,8&gt;)],appl(prod(lex("LAYOUT"),[\char-class([range(9,10),range(13,13),range(32,32)])],{}),[char(32)])[@loc=|file://-|(44,1,&lt;3,8&gt;,&lt;3,9&gt;)],appl(prod(lex("LAYOUT"),[\char-class([range(9,10),range(13,13),range(32,32)])],{}),[char(32)])[@loc=|file://-|(45,1,&lt;3,9&gt;,&lt;3,10&gt;)],appl(prod(lex("LAYOUT"),[\char-class([range(9,10),range(13,13),range(32,32)])],{}),[char(32)])[@loc=|file://-|(46,1,&lt;3,10&gt;,&lt;3,11&gt;)]])[@loc=|file://-|(34,13,&lt;2,23&gt;,&lt;3,11&gt;)]])[@loc=|file://-|(34,13,&lt;2,23&gt;,&lt;3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48,0,&lt;3,12&gt;,&lt;3,12&gt;)]])[@loc=|file://-|(47,1,&lt;3,11&gt;,&lt;3,12&gt;)]])[@loc=|file://-|(47,1,&lt;3,11&gt;,&lt;3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8,1,&lt;3,12&gt;,&lt;3,13&gt;)]])[@loc=|file://-|(48,1,&lt;3,12&gt;,&lt;3,13&gt;)]])[@loc=|file://-|(48,1,&lt;3,12&gt;,&lt;3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51,1,&lt;3,15&gt;,&lt;3,16&gt;)]])[@loc=|file://-|(51,1,&lt;3,15&gt;,&lt;3,16&gt;)]])[@loc=|file://-|(51,1,&lt;3,15&gt;,&lt;3,16&gt;)],appl(prod(label("nat",sort("Exp")),[lex("Natural")],{}),[appl(prod(lex("Natural"),[conditional(iter(\char-class([range(48,57)])),{\not-follow(\char-class([range(48,57)]))})],{}),[appl(regular(iter(\char-class([range(48,57)]))),[char(49)])[@loc=|file://-|(52,1,&lt;3,16&gt;,&lt;3,17&gt;)]])[@loc=|file://-|(52,1,&lt;3,16&gt;,&lt;3,17&gt;)]])[@loc=|file://-|(52,1,&lt;3,16&gt;,&lt;3,17&gt;)]])[@loc=|file://-|(47,6,&lt;3,11&gt;,&lt;3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3,17&gt;,&lt;4,0&gt;)],appl(prod(lex("LAYOUT"),[\char-class([range(9,10),range(13,13),range(32,32)])],{}),[char(9)])[@loc=|file://-|(54,1,&lt;4,0&gt;,&lt;4,1&gt;)],appl(prod(lex("LAYOUT"),[\char-class([range(9,10),range(13,13),range(32,32)])],{}),[char(9)])[@loc=|file://-|(55,1,&lt;4,1&gt;,&lt;4,2&gt;)],appl(prod(lex("LAYOUT"),[\char-class([range(9,10),range(13,13),range(32,32)])],{}),[char(9)])[@loc=|file://-|(56,1,&lt;4,2&gt;,&lt;4,3&gt;)],appl(prod(lex("LAYOUT"),[\char-class([range(9,10),range(13,13),range(32,32)])],{}),[char(9)])[@loc=|file://-|(57,1,&lt;4,3&gt;,&lt;4,4&gt;)],appl(prod(lex("LAYOUT"),[\char-class([range(9,10),range(13,13),range(32,32)])],{}),[char(9)])[@loc=|file://-|(58,1,&lt;4,4&gt;,&lt;4,5&gt;)],appl(prod(lex("LAYOUT"),[\char-class([range(9,10),range(13,13),range(32,32)])],{}),[char(32)])[@loc=|file://-|(59,1,&lt;4,5&gt;,&lt;4,6&gt;)],appl(prod(lex("LAYOUT"),[\char-class([range(9,10),range(13,13),range(32,32)])],{}),[char(32)])[@loc=|file://-|(60,1,&lt;4,6&gt;,&lt;4,7&gt;)],appl(prod(lex("LAYOUT"),[\char-class([range(9,10),range(13,13),range(32,32)])],{}),[char(32)])[@loc=|file://-|(61,1,&lt;4,7&gt;,&lt;4,8&gt;)],appl(prod(lex("LAYOUT"),[\char-class([range(9,10),range(13,13),range(32,32)])],{}),[char(32)])[@loc=|file://-|(62,1,&lt;4,8&gt;,&lt;4,9&gt;)]])[@loc=|file://-|(53,10,&lt;3,17&gt;,&lt;4,9&gt;)]])[@loc=|file://-|(53,10,&lt;3,17&gt;,&lt;4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7,1,&lt;4,13&gt;,&lt;4,14&gt;)],appl(prod(lex("LAYOUT"),[\char-class([range(9,10),range(13,13),range(32,32)])],{}),[char(10)])[@loc=|file://-|(68,1,&lt;4,14&gt;,&lt;5,0&gt;)],appl(prod(lex("LAYOUT"),[\char-class([range(9,10),range(13,13),range(32,32)])],{}),[char(9)])[@loc=|file://-|(69,1,&lt;5,0&gt;,&lt;5,1&gt;)],appl(prod(lex("LAYOUT"),[\char-class([range(9,10),range(13,13),range(32,32)])],{}),[char(9)])[@loc=|file://-|(70,1,&lt;5,1&gt;,&lt;5,2&gt;)],appl(prod(lex("LAYOUT"),[\char-class([range(9,10),range(13,13),range(32,32)])],{}),[char(9)])[@loc=|file://-|(71,1,&lt;5,2&gt;,&lt;5,3&gt;)],appl(prod(lex("LAYOUT"),[\char-class([range(9,10),range(13,13),range(32,32)])],{}),[char(9)])[@loc=|file://-|(72,1,&lt;5,3&gt;,&lt;5,4&gt;)],appl(prod(lex("LAYOUT"),[\char-class([range(9,10),range(13,13),range(32,32)])],{}),[char(9)])[@loc=|file://-|(73,1,&lt;5,4&gt;,&lt;5,5&gt;)],appl(prod(lex("LAYOUT"),[\char-class([range(9,10),range(13,13),range(32,32)])],{}),[char(32)])[@loc=|file://-|(74,1,&lt;5,5&gt;,&lt;5,6&gt;)],appl(prod(lex("LAYOUT"),[\char-class([range(9,10),range(13,13),range(32,32)])],{}),[char(32)])[@loc=|file://-|(75,1,&lt;5,6&gt;,&lt;5,7&gt;)],appl(prod(lex("LAYOUT"),[\char-class([range(9,10),range(13,13),range(32,32)])],{}),[char(32)])[@loc=|file://-|(76,1,&lt;5,7&gt;,&lt;5,8&gt;)],appl(prod(lex("LAYOUT"),[\char-class([range(9,10),range(13,13),range(32,32)])],{}),[char(32)])[@loc=|file://-|(77,1,&lt;5,8&gt;,&lt;5,9&gt;)],appl(prod(lex("LAYOUT"),[\char-class([range(9,10),range(13,13),range(32,32)])],{}),[char(32)])[@loc=|file://-|(78,1,&lt;5,9&gt;,&lt;5,10&gt;)],appl(prod(lex("LAYOUT"),[\char-class([range(9,10),range(13,13),range(32,32)])],{}),[char(32)])[@loc=|file://-|(79,1,&lt;5,10&gt;,&lt;5,11&gt;)]])[@loc=|file://-|(67,13,&lt;4,13&gt;,&lt;5,11&gt;)]])[@loc=|file://-|(67,13,&lt;4,13&gt;,&lt;5,11&gt;)],amb({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</text:p>
            <text:p>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5,13,&lt;5,16&gt;,&lt;5,29&gt;)]])[@loc=|file://-|(80,18,&lt;5,11&gt;,&lt;5,29&gt;)],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])[@loc=|file://-|(80,6,&lt;5,11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0,18,&lt;5,11&gt;,&lt;5,29&gt;)]})[@loc=|file://-|(80,18,&lt;5,11&gt;,&lt;5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8,1,&lt;5,29&gt;,&lt;6,0&gt;)],appl(prod(lex("LAYOUT"),[\char-class([range(9,10),range(13,13),range(32,32)])],{}),[char(9)])[@loc=|file://-|(99,1,&lt;6,0&gt;,&lt;6,1&gt;)],appl(prod(lex("LAYOUT"),[\char-class([range(9,10),range(13,13),range(32,32)])],{}),[char(9)])[@loc=|file://-|(100,1,&lt;6,1&gt;,&lt;6,2&gt;)],appl(prod(lex("LAYOUT"),[\char-class([range(9,10),range(13,13),range(32,32)])],{}),[char(9)])[@loc=|file://-|(101,1,&lt;6,2&gt;,&lt;6,3&gt;)],appl(prod(lex("LAYOUT"),[\char-class([range(9,10),range(13,13),range(32,32)])],{}),[char(9)])[@loc=|file://-|(102,1,&lt;6,3&gt;,&lt;6,4&gt;)],appl(prod(lex("LAYOUT"),[\char-class([range(9,10),range(13,13),range(32,32)])],{}),[char(9)])[@loc=|file://-|(103,1,&lt;6,4&gt;,&lt;6,5&gt;)],appl(prod(lex("LAYOUT"),[\char-class([range(9,10),range(13,13),range(32,32)])],{}),[char(32)])[@loc=|file://-|(104,1,&lt;6,5&gt;,&lt;6,6&gt;)],appl(prod(lex("LAYOUT"),[\char-class([range(9,10),range(13,13),range(32,32)])],{}),[char(32)])[@loc=|file://-|(105,1,&lt;6,6&gt;,&lt;6,7&gt;)],appl(prod(lex("LAYOUT"),[\char-class([range(9,10),range(13,13),range(32,32)])],{}),[char(32)])[@loc=|file://-|(106,1,&lt;6,7&gt;,&lt;6,8&gt;)],appl(prod(lex("LAYOUT"),[\char-class([range(9,10),range(13,13),range(32,32)])],{}),[char(32)])[@loc=|file://-|(107,1,&lt;6,8&gt;,&lt;6,9&gt;)]])[@loc=|file://-|(98,10,&lt;5,29&gt;,&lt;6,9&gt;)]])[@loc=|file://-|(98,10,&lt;5,29&gt;,&lt;6,9&gt;)],appl(prod(lit("end"),[\char-class([range(101,101)]),\char-class([range(110,110)]),\char-class([range(100,100)])],{}),[char(101),char(110),char(100)])])[@loc=|file://-|(20,91,&lt;2,9&gt;,&lt;6,12&gt;)],appl(prod(layouts("LAYOUTLIST"),[conditional(\iter-star(lex("LAYOUT")),{\not-follow(\char-class([range(9,10),range(13,13),range(32,32)]))})],{}),[appl(regular(\iter-star(lex("LAYOUT"))),[])[@loc=|file://-|(111,0,&lt;6,12&gt;,&lt;6,12&gt;)]])[@loc=|file://-|(111,0,&lt;6,12&gt;,&lt;6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12,1,&lt;6,13&gt;,&lt;7,0&gt;)],appl(prod(lex("LAYOUT"),[\char-class([range(9,10),range(13,13),range(32,32)])],{}),[char(9)])[@loc=|file://-|(113,1,&lt;7,0&gt;,&lt;7,1&gt;)],appl(prod(lex("LAYOUT"),[\char-class([range(9,10),range(13,13),range(32,32)])],{}),[char(9)])[@loc=|file://-|(114,1,&lt;7,1&gt;,&lt;7,2&gt;)],appl(prod(lex("LAYOUT"),[\char-class([range(9,10),range(13,13),range(32,32)])],{}),[char(9)])[@loc=|file://-|(115,1,&lt;7,2&gt;,&lt;7,3&gt;)],appl(prod(lex("LAYOUT"),[\char-class([range(9,10),range(13,13),range(32,32)])],{}),[char(9)])[@loc=|file://-|(116,1,&lt;7,3&gt;,&lt;7,4&gt;)],appl(prod(lex("LAYOUT"),[\char-class([range(9,10),range(13,13),range(32,32)])],{}),[char(9)])[@loc=|file://-|(117,1,&lt;7,4&gt;,&lt;7,5&gt;)],appl(prod(lex("LAYOUT"),[\char-class([range(9,10),range(13,13),range(32,32)])],{}),[char(32)])[@loc=|file://-|(118,1,&lt;7,5&gt;,&lt;7,6&gt;)],appl(prod(lex("LAYOUT"),[\char-class([range(9,10),range(13,13),range(32,32)])],{}),[char(32)])[@loc=|file://-|(119,1,&lt;7,6&gt;,&lt;7,7&gt;)],appl(prod(lex("LAYOUT"),[\char-class([range(9,10),range(13,13),range(32,32)])],{}),[char(32)])[@loc=|file://-|(120,1,&lt;7,7&gt;,&lt;7,8&gt;)],appl(prod(lex("LAYOUT"),[\char-class([range(9,10),range(13,13),range(32,32)])],{}),[char(32)])[@loc=|file://-|(121,1,&lt;7,8&gt;,&lt;7,9&gt;)]])[@loc=|file://-|(112,10,&lt;6,13&gt;,&lt;7,9&gt;)]])[@loc=|file://-|(112,10,&lt;6,13&gt;,&lt;7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3,0,&lt;7,10&gt;,&lt;7,10&gt;)]])[@loc=|file://-|(122,1,&lt;7,9&gt;,&lt;7,10&gt;)]])[@loc=|file://-|(122,1,&lt;7,9&gt;,&lt;7,10&gt;)]])[@loc=|file://-|(20,103,&lt;2,9&gt;,&lt;7,10&gt;)]])[@loc=|file://-|(0,123,&lt;1,0&gt;,&lt;7,10&gt;)]])[@loc=|file://-|(0,123,&lt;1,0</text:p>
            <text:p>,&lt;7,10&gt;)]])[@loc=|file://-|(0,123,&lt;1,0&gt;,&lt;7,10&gt;)],"Cannot find a constructor for Prog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Lisra/Test.rsc|(1953,104,&lt;35,0&gt;,&lt;35,104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Lisra/Test.rsc|(1766,186,&lt;34,0&gt;,&lt;34,186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Lisra/Test.rsc|(1613,152,&lt;33,0&gt;,&lt;33,152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Lisra/Test.rsc|(1483,129,&lt;32,0&gt;,&lt;32,129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Lisra/Test.rsc|(1409,72,&lt;30,0&gt;,&lt;30,72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Lisra/Test.rsc|(1336,72,&lt;29,0&gt;,&lt;29,72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Lisra/Test.rsc|(1263,72,&lt;28,0&gt;,&lt;28,72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Lisra/Test.rsc|(1159,102,&lt;26,0&gt;,&lt;26,102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Lisra/Test.rsc|(1028,130,&lt;25,0&gt;,&lt;25,130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Lisra/Test.rsc|(890,57,&lt;22,0&gt;,&lt;22,57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Lisra/Test.rsc|(769,59,&lt;19,0&gt;,&lt;19,59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Lisra/Test.rsc|(658,55,&lt;17,0&gt;,&lt;17,55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Lisra/Test.rsc|(546,55,&lt;15,0&gt;,&lt;15,55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Lisra/Test.rsc|(485,60,&lt;14,0&gt;,&lt;14,60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Lisra/Test.rsc|(425,59,&lt;13,0&gt;,&lt;13,59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Lisra/Test.rsc|(365,59,&lt;12,0&gt;,&lt;12,59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Lisra/Test.rsc|(275,84,&lt;10,0&gt;,&lt;10,84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Lisra/Test.rsc|(212,62,&lt;9,0&gt;,&lt;9,62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Lisra/Parse.rsc|(747,77,&lt;19,0&gt;,&lt;19,77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Lisra/Parse.rsc|(686,60,&lt;18,0&gt;,&lt;18,60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ReachingDefs.rsc|(4540,973,&lt;134,0&gt;,&lt;151,1&gt;): FALSE Internal compiler error: Instruction execution: instruction: NEXT0; message: nullnull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ReachingDefs.rsc|(2128,1586,&lt;71,0&gt;,&lt;101,1&gt;): FALSE Internal compiler error: Instruction execution: instruction: NEXT0; message: nullnull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format/Grammar.rsc|(6480,186,&lt;180,0&gt;,&lt;182,38&gt;): FALSE "range2rascal: missing case \\empty-range()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ImplodeTests.rsc|(2299,435,&lt;59,0&gt;,&lt;68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ImplodeTests.rsc|(1592,705,&lt;44,0&gt;,&lt;57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format/Grammar.rsc|(6480,186,&lt;180,0&gt;,&lt;182,38&gt;): FALSE "range2rascal: missing case \\empty-range()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yaml/Model.rsc|(2040,93,&lt;73,0&gt;,&lt;76,1&gt;): FALSE IndexOutOfBounds(1074685486)test fails for arguments: reference(1074685486) 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SUMMARY: 231 tests executed; 44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mbined/Manual/Eval.rsc|: Cannot execute due to compilation errors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Slicing.rsc|: Java("CompilerError","Internal compiler error: Instruction execution: instruction: NEXT0; message: nullnull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grammar/Lookahead.rsc|: Java("CompilerError","Internal compiler error: Instruction execution: instruction: NEXT0; message: nullnull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ConcreteSyntax.rsc|: Cannot execute due to compilation errors</text:p>
          </table:table-cell>
          <table:table-cell table:number-columns-repeated="1023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c Errors" table:style-name="ta1">
        <table:table-column table:style-name="co2" table:default-cell-style-name="ce4"/>
        <table:table-column table:style-name="co1" table:number-columns-repeated="1023" table:default-cell-style-name="ce4"/>
        <table:table-row table:style-name="ro1">
          <table:table-cell table:style-name="ce6" office:value-type="string" calcext:value-type="string">
            <text:p>Files with static errors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project://rascal/src/org/rascalmpl/library/demo/Mod17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mbined/Manual/Load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Lisra/Pretty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MissGrant/CheckController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MissGrant/Outlin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MissGrant/ParallelMerg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MissGrant/Step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Pico/CommonSubExpr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Pico/ToDot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turing/l2/desugar/Desugar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Benchmarks/Run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Examples/QL/lang/qla/Outlin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Examples/QL/util/Explod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Examples/Tst2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Rascal2muRascal/RascalExpression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Rascal2muRascal/RascalModul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AllRascalLibs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CoroutineExperiment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muRascal/Load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ncept/DotVis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ncept/GetFigur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ncept/Types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Figur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FigureServer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Translat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examples/Examples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examples/gui/Exp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examples/gui/Repl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examples/gui/StateMachin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examples/gui/Todo1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examples/gui/Todo2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vega/Json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box/util/Box2Text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box/util/BoxFormat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box/util/Pars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dimacs/IO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dot/Dot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java/m3/Cor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java/syntax/Java15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checker/TTL/TTLGen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ConcreteSyntax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tests/library/ListTests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tests/library/analysis/statistics/RangeUtils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tests/types/PatternTCTests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saf/Run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sdf2/util/SDF2Grammar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util/tasks/Vis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vis/web/BarChart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vis/web/PlotFunction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vis/web/examples/CodeCut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vis/web/examples/M3BarChart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vis/web/examples/Napoleon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vis/web/markup/D3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vis/web/markup/Dimple.rsc|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-up RascalTests" table:style-name="ta1"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1" table:number-columns-repeated="1019" table:default-cell-style-name="ce13"/>
        <table:table-row table:style-name="ro1">
          <table:table-cell table:style-name="ce7" office:value-type="string" calcext:value-type="string">
            <text:p>Status of source code of all tests</text:p>
          </table:table-cell>
          <table:table-cell table:style-name="ce14" office:value-type="string" calcext:value-type="string">
            <text:p>TC= type checker</text:p>
          </table:table-cell>
          <table:table-cell table:style-name="ce14" office:value-type="string" calcext:value-type="string">
            <text:p>CMP=compiler</text:p>
          </table:table-cell>
          <table:table-cell table:style-name="ce14" office:value-type="string" calcext:value-type="string">
            <text:p><text:span text:style-name="T1">TCTests</text:span></text:p>
          </table:table-cell>
          <table:table-cell table:style-name="ce16" table:number-columns-repeated="1020"/>
        </table:table-row>
        <table:table-row table:style-name="ro1">
          <table:table-cell table:style-name="ce7"/>
          <table:table-cell table:style-name="ce14" table:number-columns-repeated="3"/>
          <table:table-cell table:style-name="ce16" table:number-columns-repeated="1020"/>
        </table:table-row>
        <table:table-row table:style-name="ro1">
          <table:table-cell table:style-name="ce8" office:value-type="string" calcext:value-type="string">
            <text:p>Used during clean-up of tests, this has been completed</text:p>
          </table:table-cell>
          <table:table-cell table:style-name="ce15" table:number-columns-repeated="3"/>
          <table:table-cell table:style-name="ce20" table:number-columns-repeated="1020"/>
        </table:table-row>
        <table:table-row table:style-name="ro1">
          <table:table-cell table:style-name="ce7"/>
          <table:table-cell table:style-name="ce14" table:number-columns-repeated="3"/>
          <table:table-cell table:style-name="ce16" table:number-columns-repeated="1020"/>
        </table:table-row>
        <table:table-row table:style-name="ro1">
          <table:table-cell table:style-name="ce9" office:value-type="string" calcext:value-type="string">
            <text:p>Goal: no commented out tests; good formatting</text:p>
          </table:table-cell>
          <table:table-cell table:style-name="ce16" table:number-columns-repeated="1023"/>
        </table:table-row>
        <table:table-row table:style-name="ro1">
          <table:table-cell table:style-name="ce10"/>
          <table:table-cell table:style-name="ce16" table:number-columns-repeated="1023"/>
        </table:table-row>
        <table:table-row table:style-name="ro1">
          <table:table-cell table:style-name="ce9" office:value-type="string" calcext:value-type="string">
            <text:p>Green only means: clean-up done</text:p>
          </table:table-cell>
          <table:table-cell table:style-name="ce14" table:number-columns-repeated="1023"/>
        </table:table-row>
        <table:table-row table:style-name="ro1">
          <table:table-cell table:style-name="ce9" office:value-type="string" calcext:value-type="string">
            <text:p>but may contain TODOs and tests may fail</text:p>
          </table:table-cell>
          <table:table-cell table:style-name="ce14" table:number-columns-repeated="1023"/>
        </table:table-row>
        <table:table-row table:style-name="ro1">
          <table:table-cell table:style-name="ce7"/>
          <table:table-cell table:style-name="ce16" table:number-columns-repeated="1023"/>
        </table:table-row>
        <table:table-row table:style-name="ro1">
          <table:table-cell table:style-name="ce10" office:value-type="string" calcext:value-type="string">
            <text:p>Runtime test</text:p>
          </table:table-cell>
          <table:table-cell table:style-name="ce16" office:value-type="string" calcext:value-type="string">
            <text:p>Clean up done?</text:p>
          </table:table-cell>
          <table:table-cell table:style-name="ce16" office:value-type="string" calcext:value-type="string">
            <text:p>Notes</text:p>
          </table:table-cell>
          <table:table-cell table:style-name="ce16" office:value-type="string" calcext:value-type="string">
            <text:p>Static test exists?</text:p>
          </table:table-cell>
          <table:table-cell table:style-name="ce16" office:value-type="string" calcext:value-type="string">
            <text:p>Clean up done?</text:p>
          </table:table-cell>
          <table:table-cell table:style-name="ce16" table:number-columns-repeated="1019"/>
        </table:table-row>
        <table:table-row table:style-name="ro1">
          <table:table-cell table:style-name="ce6"/>
          <table:table-cell table:style-name="ce17" office:value-type="string" calcext:value-type="string">
            <text:p>(!= all tests pass)</text:p>
          </table:table-cell>
          <table:table-cell table:style-name="ce17" table:number-columns-repeated="2"/>
          <table:table-cell table:style-name="ce17" office:value-type="string" calcext:value-type="string">
            <text:p>(!= all tests pass)</text:p>
          </table:table-cell>
          <table:table-cell table:style-name="ce17" table:number-columns-repeated="1019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11" office:value-type="string" calcext:value-type="string">
            <text:p>functionality/Accumulating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Alias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AnnotationTests.rsc</text:p>
          </table:table-cell>
          <table:table-cell table:style-name="ce18"/>
          <table:table-cell table:style-name="Default"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Assignmen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BackTracking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CallTests.rsc</text:p>
          </table:table-cell>
          <table:table-cell table:style-name="ce18"/>
          <table:table-cell table:style-name="Default"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Comprehens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ConcretePatternTests1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ConcretePatternTests2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DataDeclarat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DataTypeTests.rsc</text:p>
          </table:table-cell>
          <table:table-cell table:style-name="ce18"/>
          <table:table-cell office:value-type="string" calcext:value-type="string">
            <text:p><text:s/>INTERSECT</text:p>
          </table:table-cell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Declarat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FunctionCompositionTests.rsc</text:p>
          </table:table-cell>
          <table:table-cell table:style-name="ce18"/>
          <table:table-cell/>
          <table:table-cell table:style-name="ce18"/>
          <table:table-cell table:number-columns-repeated="1020"/>
        </table:table-row>
        <table:table-row table:style-name="ro1">
          <table:table-cell table:style-name="ce11" office:value-type="string" calcext:value-type="string">
            <text:p>functionality/Patter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PatternTestsList3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PatternTestsDescendant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Project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Range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Reducer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RegExp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Scope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Statemen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Subscrip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Visi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Backtracking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Boolea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Equality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Integer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IO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stRelatio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Map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Matching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Node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Relatio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e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olvedIssue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tring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tring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Tuple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Boolean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Graph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Integer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ListTests.rsc</text:p>
          </table:table-cell>
          <table:table-cell table:style-name="ce18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library/Map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Math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Number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Relation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Set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StringTests.rsc</text:p>
          </table:table-cell>
          <table:table-cell table:style-name="ce18"/>
          <table:table-cell table:number-columns-repeated="1022"/>
        </table:table-row>
        <table:table-row table:style-name="ro1" table:number-rows-repeated="3">
          <table:table-cell table:style-name="ce11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4">00/00/0000</text:date>, <text:time style:data-style-name="N2" text:time-value="14:06:18.21666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4-11-24T01:00:47.607566000</dc:date>
    <meta:editing-duration>P29DT14H1M</meta:editing-duration>
    <meta:editing-cycles>96</meta:editing-cycles>
    <meta:generator>LibreOffice/4.3.3.2$MacOSX_X86_64 LibreOffice_project/9bb7eadab57b6755b1265afa86e04bf45fbfc644</meta:generator>
    <meta:document-statistic meta:table-count="4" meta:cell-count="305" meta:object-count="0"/>
  </office:meta>
</office:document-meta>
</file>